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center" style:justify-single-word="false"/>
      <style:text-properties style:font-name="Times New Roman" fo:font-size="14pt" fo:font-weight="bold" officeooo:rsid="00215615" officeooo:paragraph-rsid="0004f010"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Times New Roman" fo:font-size="14pt" fo:font-weight="bold" officeooo:rsid="0022763b" officeooo:paragraph-rsid="0004f010" style:font-size-asian="14pt" style:font-weight-asian="bold" style:font-size-complex="14pt" style:font-weight-complex="bold"/>
    </style:style>
    <style:style style:name="P4" style:family="paragraph" style:parent-style-name="Standard">
      <style:paragraph-properties fo:line-height="100%" fo:text-align="center" style:justify-single-word="false"/>
      <style:text-properties style:font-name="Times New Roman" fo:font-size="14pt" officeooo:rsid="00215615" officeooo:paragraph-rsid="0004f010" style:font-size-asian="14pt" style:font-size-complex="14pt"/>
    </style:style>
    <style:style style:name="P5" style:family="paragraph" style:parent-style-name="Standard">
      <style:paragraph-properties fo:line-height="100%" fo:text-align="center" style:justify-single-word="false"/>
      <style:text-properties style:font-name="Times New Roman" fo:font-size="14pt" officeooo:rsid="0022763b" officeooo:paragraph-rsid="0004f010" style:font-size-asian="14pt" style:font-size-complex="14pt"/>
    </style:style>
    <style:style style:name="P6"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2763b" officeooo:paragraph-rsid="0004f010" style:font-size-asian="14pt" style:font-size-complex="14pt"/>
    </style:style>
    <style:style style:name="P7" style:family="paragraph" style:parent-style-name="Standard">
      <style:paragraph-properties fo:line-height="150%" fo:text-align="center" style:justify-single-word="false"/>
      <style:text-properties style:font-name="Times New Roman" fo:font-size="14pt" officeooo:rsid="0022763b" officeooo:paragraph-rsid="0005b41a" style:font-size-asian="14pt" style:font-size-complex="14pt"/>
    </style:style>
    <style:style style:name="P8" style:family="paragraph" style:parent-style-name="Standard" style:master-page-name="">
      <loext:graphic-properties draw:fill="none"/>
      <style:paragraph-properties fo:margin-left="8.5cm" fo:margin-right="0cm" fo:line-height="100%" fo:text-align="start" style:justify-single-word="false" fo:text-indent="0cm" style:auto-text-indent="false" style:page-number="auto" fo:background-color="transparent"/>
      <style:text-properties style:font-name="Times New Roman" fo:font-size="14pt" officeooo:paragraph-rsid="0004f010" style:font-size-asian="14pt" style:font-size-complex="14pt"/>
    </style:style>
    <style:style style:name="P9"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style:font-name="Times New Roman" fo:font-size="14pt" officeooo:rsid="0023dcd2" officeooo:paragraph-rsid="0004f010" style:font-size-asian="14pt" style:font-size-complex="14pt"/>
    </style:style>
    <style:style style:name="P10" style:family="paragraph" style:parent-style-name="Standard">
      <style:paragraph-properties fo:line-height="100%" fo:text-align="end" style:justify-single-word="false"/>
      <style:text-properties style:font-name="Times New Roman" fo:font-size="14pt" officeooo:rsid="0023dcd2" officeooo:paragraph-rsid="0004f010" style:font-size-asian="14pt" style:font-size-complex="14pt"/>
    </style:style>
    <style:style style:name="P11" style:family="paragraph" style:parent-style-name="Standard">
      <style:paragraph-properties fo:line-height="100%" fo:text-align="center" style:justify-single-word="false"/>
      <style:text-properties style:font-name="Times New Roman" fo:font-size="14pt" officeooo:rsid="0023dcd2" officeooo:paragraph-rsid="0004f010" style:font-size-asian="14pt" style:font-size-complex="14pt"/>
    </style:style>
    <style:style style:name="P12" style:family="paragraph" style:parent-style-name="Standard">
      <style:paragraph-properties fo:line-height="150%" fo:text-align="center" style:justify-single-word="false"/>
      <style:text-properties fo:font-weight="bold" officeooo:paragraph-rsid="0004f010" style:font-weight-asian="bold" style:font-weight-complex="bold"/>
    </style:style>
    <style:style style:name="P13" style:family="paragraph" style:parent-style-name="Standard">
      <loext:graphic-properties draw:fill="none"/>
      <style:paragraph-properties fo:margin-left="8.5cm" fo:margin-right="0cm" fo:line-height="100%" fo:text-align="start" style:justify-single-word="false" fo:text-indent="0cm" style:auto-text-indent="false" fo:background-color="transparent"/>
      <style:text-properties officeooo:paragraph-rsid="0004f010"/>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fo:line-height="100%">
        <style:tab-stops>
          <style:tab-stop style:position="16.501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Contents_20_3">
      <style:paragraph-properties>
        <style:tab-stops>
          <style:tab-stop style:position="15.501cm" style:type="right" style:leader-style="dotted" style:leader-text="."/>
        </style:tab-stops>
      </style:paragraph-properties>
    </style:style>
    <style:style style:name="P19" style:family="paragraph" style:parent-style-name="Contents_20_3">
      <style:paragraph-properties fo:line-height="100%">
        <style:tab-stops>
          <style:tab-stop style:position="15.501cm" style:type="right" style:leader-style="dotted" style:leader-text="."/>
        </style:tab-stops>
      </style:paragraph-properties>
    </style:style>
    <style:style style:name="P20" style:family="paragraph" style:parent-style-name="Contents_20_4">
      <style:paragraph-properties>
        <style:tab-stops>
          <style:tab-stop style:position="15.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Heading">
      <style:paragraph-properties fo:text-align="center" style:justify-single-word="false" fo:break-before="page"/>
      <style:text-properties style:font-name="Times New Roman" fo:font-size="14pt" style:font-size-asian="14pt" style:font-size-complex="14pt"/>
    </style:style>
    <style:style style:name="P23" style:family="paragraph" style:parent-style-name="Contents_20_Heading">
      <style:paragraph-properties fo:line-height="100%" fo:text-align="center" style:justify-single-word="false" fo:break-before="page"/>
      <style:text-properties style:font-name="Times New Roman" fo:font-size="18pt" style:font-size-asian="18pt" style:font-size-complex="18pt"/>
    </style:style>
    <style:style style:name="P24" style:family="paragraph" style:parent-style-name="Footer">
      <style:paragraph-properties fo:text-align="center" style:justify-single-word="false"/>
    </style:style>
    <style:style style:name="P25" style:family="paragraph" style:parent-style-name="Heading_20_1">
      <style:paragraph-properties fo:line-height="100%" fo:text-align="center" style:justify-single-word="false" fo:break-before="page"/>
      <style:text-properties style:font-name="Times New Roman" fo:font-size="18pt" style:font-size-asian="18pt" style:font-size-complex="18pt"/>
    </style:style>
    <style:style style:name="P26" style:family="paragraph" style:parent-style-name="Heading_20_1">
      <style:paragraph-properties fo:line-height="100%" fo:text-align="center" style:justify-single-word="false" fo:break-before="page"/>
      <style:text-properties style:font-name="Times New Roman" fo:font-size="18pt" officeooo:paragraph-rsid="0007cf27" style:font-size-asian="18pt" style:font-size-complex="18pt"/>
    </style:style>
    <style:style style:name="P27" style:family="paragraph" style:parent-style-name="Heading_20_3" style:list-style-name="" style:master-page-name="">
      <loext:graphic-properties draw:fill="none"/>
      <style:paragraph-properties fo:margin-left="0cm" fo:margin-right="0cm" fo:margin-top="0.247cm" fo:margin-bottom="0.212cm" style:contextual-spacing="false" fo:text-align="center" style:justify-single-word="false" fo:text-indent="1.3cm" style:auto-text-indent="false" style:page-number="auto" fo:background-color="transparent" fo:keep-with-next="always"/>
      <style:text-properties style:font-name="Times New Roman" fo:font-weight="bold" style:font-weight-asian="bold" style:font-weight-complex="bold"/>
    </style:style>
    <style:style style:name="P28" style:family="paragraph" style:parent-style-name="Heading_20_3" style:list-style-name="">
      <loext:graphic-properties draw:fill="none"/>
      <style:paragraph-properties fo:margin-left="0cm" fo:margin-right="0cm" fo:margin-top="0.247cm" fo:margin-bottom="0.212cm" style:contextual-spacing="false" fo:text-align="center" style:justify-single-word="false" fo:text-indent="1.3cm" style:auto-text-indent="false" fo:background-color="transparent"/>
      <style:text-properties style:font-name="Times New Roman" fo:font-weight="bold" style:font-weight-asian="bold" style:font-weight-complex="bold"/>
    </style:style>
    <style:style style:name="P29" style:family="paragraph" style:parent-style-name="Heading_20_3" style:list-style-name="" style:master-page-name="">
      <loext:graphic-properties draw:fill="none"/>
      <style:paragraph-properties fo:margin-left="0cm" fo:margin-right="0cm" fo:margin-top="0.247cm" fo:margin-bottom="0.212cm" style:contextual-spacing="false" fo:text-align="center" style:justify-single-word="false" fo:text-indent="1.3cm" style:auto-text-indent="false" style:page-number="auto" fo:background-color="transparent" fo:keep-with-next="always">
        <style:tab-stops/>
      </style:paragraph-properties>
      <style:text-properties style:font-name="Times New Roman" fo:font-weight="bold" style:font-weight-asian="bold" style:font-weight-complex="bold"/>
    </style:style>
    <style:style style:name="P30" style:family="paragraph" style:parent-style-name="Heading_20_3">
      <style:paragraph-properties fo:text-align="center" style:justify-single-word="false"/>
      <style:text-properties style:font-name="Times New Roman"/>
    </style:style>
    <style:style style:name="P31" style:family="paragraph" style:parent-style-name="Heading_20_3">
      <style:paragraph-properties fo:text-align="center" style:justify-single-word="false" fo:break-before="page"/>
      <style:text-properties style:font-name="Times New Roman"/>
    </style:style>
    <style:style style:name="P32" style:family="paragraph" style:parent-style-name="Heading_20_3">
      <style:paragraph-properties fo:text-align="center" style:justify-single-word="false" fo:break-before="page"/>
      <style:text-properties style:font-name="Times New Roman" style:text-underline-style="none"/>
    </style:style>
    <style:style style:name="P33" style:family="paragraph" style:parent-style-name="Heading_20_3" style:list-style-name="" style:master-page-name="">
      <loext:graphic-properties draw:fill="none"/>
      <style:paragraph-properties fo:margin-left="0cm" fo:margin-right="0cm" fo:margin-top="0.247cm" fo:margin-bottom="0.212cm" style:contextual-spacing="false" fo:text-align="center" style:justify-single-word="false" fo:text-indent="1.3cm" style:auto-text-indent="false" style:page-number="auto" fo:background-color="transparent" fo:keep-with-next="always"/>
    </style:style>
    <style:style style:name="P34" style:family="paragraph" style:parent-style-name="Standard">
      <style:paragraph-properties fo:line-height="100%" fo:text-align="center" style:justify-single-word="false"/>
      <style:text-properties style:font-name="Times New Roman" fo:font-size="14pt" fo:font-weight="bold" officeooo:rsid="00215615" officeooo:paragraph-rsid="0004f010" style:font-size-asian="14pt" style:font-weight-asian="bold" style:font-size-complex="14pt" style:font-weight-complex="bold"/>
    </style:style>
    <style:style style:name="P3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cm"/>
        </style:tab-stops>
      </style:paragraph-properties>
      <style:text-properties style:use-window-font-color="true" loext:opacity="0%" style:font-name="Times New Roman" fo:font-size="14pt" style:text-underline-style="solid" style:text-underline-width="auto" style:text-underline-color="font-color" fo:font-weight="bold" officeooo:rsid="001fe59d" officeooo:paragraph-rsid="00174334" style:font-size-asian="14pt" style:font-weight-asian="bold" style:font-size-complex="14pt" style:font-weight-complex="bold"/>
    </style:style>
    <style:style style:name="P36"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use-window-font-color="true" loext:opacity="0%" style:font-name="Times New Roman" fo:font-size="14pt" officeooo:rsid="0007cf27" officeooo:paragraph-rsid="00174334" style:font-size-asian="12.25pt" style:font-size-complex="14pt"/>
    </style:style>
    <style:style style:name="P37"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use-window-font-color="true" loext:opacity="0%" style:font-name="Times New Roman" fo:font-size="14pt" officeooo:rsid="0007cf27" officeooo:paragraph-rsid="003f60e4" style:font-size-asian="12.25pt" style:font-size-complex="14pt"/>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cm"/>
        </style:tab-stops>
      </style:paragraph-properties>
      <style:text-properties style:font-name="Times New Roman" fo:font-size="18pt" fo:font-weight="bold" officeooo:rsid="00cc4ade" officeooo:paragraph-rsid="003f60e4" style:font-size-asian="18pt" style:font-weight-asian="bold" style:font-size-complex="18pt" style:font-weight-complex="bold"/>
    </style:style>
    <style:style style:name="P39" style:family="paragraph" style:parent-style-name="Standard">
      <style:paragraph-properties fo:line-height="100%" fo:text-align="justify" style:justify-single-word="false"/>
      <style:text-properties style:font-name="Times New Roman" fo:font-size="14pt" fo:font-weight="bold" officeooo:rsid="00cc4ade" officeooo:paragraph-rsid="0004f010" style:font-size-asian="14pt" style:font-weight-asian="bold" style:font-size-complex="14pt" style:font-weight-complex="bold"/>
    </style:style>
    <style:style style:name="P40"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fo:font-weight="bold" officeooo:rsid="0007cf27" officeooo:paragraph-rsid="002edeb3" style:font-size-asian="12.25pt" style:font-weight-asian="bold" style:font-size-complex="14pt" style:font-weight-complex="bold"/>
    </style:style>
    <style:style style:name="P41" style:family="paragraph" style:parent-style-name="Standard" style:master-page-name="">
      <loext:graphic-properties draw:fill="none"/>
      <style:paragraph-properties fo:margin-left="0cm" fo:margin-right="0cm" fo:line-height="115%" fo:text-align="justify" style:justify-single-word="false" fo:text-indent="1.3cm" style:auto-text-indent="false" style:page-number="auto" fo:background-color="transparent">
        <style:tab-stops>
          <style:tab-stop style:position="0cm"/>
        </style:tab-stops>
      </style:paragraph-properties>
      <style:text-properties style:font-name="Times New Roman" fo:font-size="14pt" officeooo:rsid="0007cf27" officeooo:paragraph-rsid="002684cf" style:font-size-asian="12.25pt" style:font-size-complex="14pt"/>
    </style:style>
    <style:style style:name="P42"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684cf" style:font-size-asian="12.25pt" style:font-size-complex="14pt"/>
    </style:style>
    <style:style style:name="P43"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d2a16" style:font-size-asian="12.25pt" style:font-size-complex="14pt"/>
    </style:style>
    <style:style style:name="P44"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45" style:family="paragraph" style:parent-style-name="Standard" style:list-style-name="L1">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46" style:family="paragraph" style:parent-style-name="Standard" style:list-style-name="L2">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47" style:family="paragraph" style:parent-style-name="Standard" style:list-style-name="L3">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48" style:family="paragraph" style:parent-style-name="Standard" style:list-style-name="L4">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49" style:family="paragraph" style:parent-style-name="Standard" style:list-style-name="L5">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50" style:family="paragraph" style:parent-style-name="Standard" style:list-style-name="L6">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2edeb3" style:font-size-asian="12.25pt" style:font-size-complex="14pt"/>
    </style:style>
    <style:style style:name="P51"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28b23" style:font-size-asian="12.25pt" style:font-size-complex="14pt"/>
    </style:style>
    <style:style style:name="P52" style:family="paragraph" style:parent-style-name="Standard" style:list-style-name="L9">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28b23" style:font-size-asian="12.25pt" style:font-size-complex="14pt"/>
    </style:style>
    <style:style style:name="P53" style:family="paragraph" style:parent-style-name="Standard" style:list-style-name="L10">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28b23" style:font-size-asian="12.25pt" style:font-size-complex="14pt"/>
    </style:style>
    <style:style style:name="P54" style:family="paragraph" style:parent-style-name="Standard" style:list-style-name="L11">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28b23" style:font-size-asian="12.25pt" style:font-size-complex="14pt"/>
    </style:style>
    <style:style style:name="P55"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c57a0" style:font-size-asian="12.25pt" style:font-size-complex="14pt"/>
    </style:style>
    <style:style style:name="P56" style:family="paragraph" style:parent-style-name="Standard" style:list-style-name="L12">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c57a0" style:font-size-asian="12.25pt" style:font-size-complex="14pt"/>
    </style:style>
    <style:style style:name="P57" style:family="paragraph" style:parent-style-name="Standard" style:list-style-name="L12">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e6942" style:font-size-asian="12.25pt" style:font-size-complex="14pt"/>
    </style:style>
    <style:style style:name="P58" style:family="paragraph" style:parent-style-name="Standard" style:master-page-name="">
      <loext:graphic-properties draw:fill="none"/>
      <style:paragraph-properties fo:margin-left="0cm" fo:margin-right="0cm" fo:line-height="115%" fo:text-align="justify" style:justify-single-word="false" fo:text-indent="1.3cm" style:auto-text-indent="false" style:page-number="auto" fo:background-color="transparent">
        <style:tab-stops>
          <style:tab-stop style:position="0cm"/>
        </style:tab-stops>
      </style:paragraph-properties>
      <style:text-properties style:font-name="Times New Roman" fo:font-size="14pt" officeooo:rsid="0007cf27" officeooo:paragraph-rsid="003e6942" style:font-size-asian="12.25pt" style:font-size-complex="14pt"/>
    </style:style>
    <style:style style:name="P59"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e7d5f" style:font-size-asian="12.25pt" style:font-size-complex="14pt"/>
    </style:style>
    <style:style style:name="P60" style:family="paragraph" style:parent-style-name="Standard" style:list-style-name="L13">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3e7d5f" style:font-size-asian="12.25pt" style:font-size-complex="14pt"/>
    </style:style>
    <style:style style:name="P61"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officeooo:rsid="0007cf27" officeooo:paragraph-rsid="004306ee" style:font-size-asian="12.25pt" style:font-size-complex="14pt"/>
    </style:style>
    <style:style style:name="P6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cm"/>
        </style:tab-stops>
      </style:paragraph-properties>
      <style:text-properties style:font-name="Times New Roman" fo:font-size="14pt" officeooo:rsid="001fe59d" officeooo:paragraph-rsid="00174334" style:font-size-asian="14pt" style:font-size-complex="14pt"/>
    </style:style>
    <style:style style:name="P63"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0cm"/>
        </style:tab-stops>
      </style:paragraph-properties>
      <style:text-properties style:font-name="Times New Roman" fo:font-size="14pt" fo:font-weight="normal" officeooo:rsid="00f080e1" officeooo:paragraph-rsid="004e31d6"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0cm"/>
        </style:tab-stops>
      </style:paragraph-properties>
      <style:text-properties style:font-name="Times New Roman" fo:font-size="14pt" fo:font-weight="normal" officeooo:rsid="0007cf27" officeooo:paragraph-rsid="004e31d6" style:font-size-asian="12.25pt" style:font-weight-asian="normal" style:font-size-complex="14pt" style:font-weight-complex="normal"/>
    </style:style>
    <style:style style:name="P65"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size="14pt" fo:font-weight="normal" officeooo:rsid="0007cf27" officeooo:paragraph-rsid="004e31d6" style:font-size-asian="12.25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fo:line-height="115%" fo:text-align="justify" style:justify-single-word="false" fo:text-indent="1.3cm" style:auto-text-indent="false" style:page-number="auto" fo:background-color="transparent"/>
      <style:text-properties style:font-name="Times New Roman" fo:font-size="14pt" fo:font-weight="normal" officeooo:rsid="0007cf27" style:font-size-asian="12.25pt" style:font-weight-asian="normal" style:font-size-complex="14pt" style:font-weight-complex="normal"/>
    </style:style>
    <style:style style:name="P67"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officeooo:paragraph-rsid="002edeb3"/>
    </style:style>
    <style:style style:name="P68" style:family="paragraph" style:parent-style-name="Standard" style:list-style-name="L5">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officeooo:paragraph-rsid="002edeb3"/>
    </style:style>
    <style:style style:name="P69" style:family="paragraph" style:parent-style-name="Standard">
      <loext:graphic-properties draw:fill="none"/>
      <style:paragraph-properties fo:margin-left="0cm" fo:margin-right="0cm" fo:line-height="115%" fo:text-align="justify" style:justify-single-word="false" fo:text-indent="1.3cm" style:auto-text-indent="false" fo:background-color="transparent">
        <style:tab-stops>
          <style:tab-stop style:position="0cm"/>
        </style:tab-stops>
      </style:paragraph-properties>
      <style:text-properties style:font-name="Times New Roman" fo:font-weight="bold" officeooo:paragraph-rsid="002edeb3" style:font-weight-asian="bold" style:font-weight-complex="bold"/>
    </style:style>
    <style:style style:name="P70" style:family="paragraph" style:parent-style-name="Text_20_body">
      <loext:graphic-properties draw:fill="none"/>
      <style:paragraph-properties fo:margin-left="0cm" fo:margin-right="0cm" fo:margin-top="0cm" fo:margin-bottom="0cm" style:contextual-spacing="false" fo:line-height="100%" fo:text-indent="1.3cm" style:auto-text-indent="false" fo:background-color="transparent"/>
    </style:style>
    <style:style style:name="P71" style:family="paragraph" style:parent-style-name="Text_20_body">
      <style:paragraph-properties fo:line-height="100%"/>
      <style:text-properties style:font-name="Times New Roman" fo:font-size="18pt" style:font-size-asian="18pt" style:font-size-complex="18pt"/>
    </style:style>
    <style:style style:name="P72" style:family="paragraph" style:parent-style-name="Text_20_body">
      <style:paragraph-properties fo:line-height="100%"/>
      <style:text-properties style:font-name="Times New Roman" fo:font-size="18pt" officeooo:paragraph-rsid="0007cf27" style:font-size-asian="18pt" style:font-size-complex="18pt"/>
    </style:style>
    <style:style style:name="P73" style:family="paragraph" style:parent-style-name="Text_20_body">
      <style:paragraph-properties fo:line-height="100%"/>
      <style:text-properties style:font-name="Times New Roman" fo:font-size="14pt" officeooo:rsid="001ded09" officeooo:paragraph-rsid="001ded09" style:font-size-asian="14pt" style:font-size-complex="14pt"/>
    </style:style>
    <style:style style:name="P7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ext-properties style:font-name="Times New Roman" fo:font-size="14pt" style:font-size-asian="14pt" style:font-size-complex="14pt"/>
    </style:style>
    <style:style style:name="P75"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ext-properties style:font-name="Times New Roman" fo:font-size="14pt" style:font-size-asian="14pt" style:font-size-complex="14pt"/>
    </style:style>
    <style:style style:name="P76" style:family="paragraph" style:parent-style-name="Text_20_body" style:list-style-name="L15">
      <loext:graphic-properties draw:fill="none"/>
      <style:paragraph-properties fo:margin-left="0cm" fo:margin-right="0cm" fo:margin-top="0cm" fo:margin-bottom="0cm" style:contextual-spacing="false" fo:line-height="115%" fo:text-indent="1.3cm" style:auto-text-indent="false" fo:background-color="transparent">
        <style:tab-stops/>
      </style:paragraph-properties>
      <style:text-properties style:font-name="Times New Roman" fo:font-size="14pt" style:font-size-asian="14pt" style:font-size-complex="14pt"/>
    </style:style>
    <style:style style:name="P77" style:family="paragraph" style:parent-style-name="Text_20_body">
      <style:paragraph-properties fo:line-height="115%"/>
      <style:text-properties style:font-name="Times New Roman" fo:font-size="14pt" officeooo:rsid="001fe59d" officeooo:paragraph-rsid="0039423b" style:font-size-asian="14pt" style:font-size-complex="14pt"/>
    </style:style>
    <style:style style:name="P78" style:family="paragraph" style:parent-style-name="Text_20_body">
      <style:paragraph-properties fo:line-height="115%"/>
      <style:text-properties style:font-name="Times New Roman" fo:font-size="14pt" style:text-underline-style="solid" style:text-underline-width="auto" style:text-underline-color="font-color" fo:font-weight="bold" officeooo:rsid="001fe59d" officeooo:paragraph-rsid="00249613" style:font-size-asian="14pt" style:font-weight-asian="bold" style:font-size-complex="14pt" style:font-weight-complex="bold"/>
    </style:style>
    <style:style style:name="P79" style:family="paragraph" style:parent-style-name="Text_20_body">
      <style:paragraph-properties fo:line-height="115%"/>
      <style:text-properties style:font-name="Times New Roman" fo:font-size="14pt" style:text-underline-style="solid" style:text-underline-width="auto" style:text-underline-color="font-color" fo:font-weight="bold" officeooo:rsid="001fe59d" officeooo:paragraph-rsid="002d5378" style:font-size-asian="14pt" style:font-weight-asian="bold" style:font-size-complex="14pt" style:font-weight-complex="bold"/>
    </style:style>
    <style:style style:name="P80" style:family="paragraph" style:parent-style-name="Text_20_body">
      <style:paragraph-properties fo:line-height="115%"/>
      <style:text-properties style:font-name="Times New Roman" fo:font-size="14pt" style:text-underline-style="solid" style:text-underline-width="auto" style:text-underline-color="font-color" fo:font-weight="bold" officeooo:rsid="001fe59d" officeooo:paragraph-rsid="0039423b" style:font-size-asian="14pt" style:font-weight-asian="bold" style:font-size-complex="14pt" style:font-weight-complex="bold"/>
    </style:style>
    <style:style style:name="P81" style:family="paragraph" style:parent-style-name="Text_20_body">
      <style:paragraph-properties fo:line-height="115%"/>
      <style:text-properties style:font-name="Times New Roman" fo:font-size="14pt" style:text-underline-style="solid" style:text-underline-width="auto" style:text-underline-color="font-color" fo:font-weight="bold" officeooo:rsid="001fe59d" officeooo:paragraph-rsid="001fe59d" style:font-size-asian="14pt" style:font-weight-asian="bold" style:font-size-complex="14pt" style:font-weight-complex="bold"/>
    </style:style>
    <style:style style:name="P82" style:family="paragraph" style:parent-style-name="Text_20_body">
      <style:paragraph-properties fo:line-height="115%"/>
      <style:text-properties style:font-name="Times New Roman" fo:font-size="14pt" style:text-underline-style="solid" style:text-underline-width="auto" style:text-underline-color="font-color" fo:font-weight="bold" officeooo:rsid="001fe59d" officeooo:paragraph-rsid="00219b4c" style:font-size-asian="14pt" style:font-weight-asian="bold" style:font-size-complex="14pt" style:font-weight-complex="bold"/>
    </style:style>
    <style:style style:name="P83" style:family="paragraph" style:parent-style-name="Text_20_body">
      <style:paragraph-properties fo:line-height="115%"/>
      <style:text-properties style:font-name="Times New Roman" fo:font-size="14pt" style:text-underline-style="solid" style:text-underline-width="auto" style:text-underline-color="font-color" fo:font-weight="bold" officeooo:rsid="001fe59d" officeooo:paragraph-rsid="001ded09" style:font-size-asian="14pt" style:font-weight-asian="bold" style:font-size-complex="14pt" style:font-weight-complex="bold"/>
    </style:style>
    <style:style style:name="P84"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ext-properties style:font-name="Times New Roman" fo:font-size="14pt" style:text-underline-style="none" fo:font-weight="normal" officeooo:rsid="001fe59d" officeooo:paragraph-rsid="003954b4" style:font-size-asian="14pt" style:font-weight-asian="normal" style:font-size-complex="14pt" style:font-weight-complex="normal"/>
    </style:style>
    <style:style style:name="P85" style:family="paragraph" style:parent-style-name="Text_20_body" style:list-style-name="L7">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ext-properties style:font-name="Times New Roman" fo:font-size="14pt" style:text-underline-style="none" fo:font-weight="normal" officeooo:rsid="001fe59d" officeooo:paragraph-rsid="003954b4" style:font-size-asian="14pt" style:font-weight-asian="normal" style:font-size-complex="14pt" style:font-weight-complex="normal"/>
    </style:style>
    <style:style style:name="P86" style:family="paragraph" style:parent-style-name="Text_20_body" style:list-style-name="L7">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ext-properties style:font-name="Times New Roman" fo:font-size="14pt" style:text-underline-style="none" fo:font-weight="normal" officeooo:rsid="001fe59d" officeooo:paragraph-rsid="0039423b" style:font-size-asian="14pt" style:font-weight-asian="normal" style:font-size-complex="14pt" style:font-weight-complex="normal"/>
    </style:style>
    <style:style style:name="P87" style:family="paragraph" style:parent-style-name="Text_20_body">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ext-properties style:font-name="Times New Roman" fo:font-size="14pt" fo:font-weight="normal" officeooo:rsid="001fe59d" officeooo:paragraph-rsid="001fe59d" style:font-size-asian="14pt" style:font-weight-asian="normal" style:font-size-complex="14pt" style:font-weight-complex="normal"/>
    </style:style>
    <style:style style:name="P88" style:family="paragraph" style:parent-style-name="Text_20_body" style:master-page-name="">
      <loext:graphic-properties draw:fill="none"/>
      <style:paragraph-properties fo:margin-left="0cm" fo:margin-right="0cm" fo:margin-top="0cm" fo:margin-bottom="0.499cm" style:contextual-spacing="false" fo:line-height="115%" fo:text-indent="1.3cm" style:auto-text-indent="false" style:page-number="auto" fo:background-color="transparent"/>
      <style:text-properties style:font-name="Times New Roman" fo:font-size="14pt" fo:font-weight="normal" style:font-size-asian="14pt" style:font-weight-asian="normal" style:font-size-complex="14pt" style:font-weight-complex="normal"/>
    </style:style>
    <style:style style:name="P89" style:family="paragraph" style:parent-style-name="Text_20_body" style:list-style-name="L14" style:master-page-name="">
      <loext:graphic-properties draw:fill="none"/>
      <style:paragraph-properties fo:margin-left="0cm" fo:margin-right="0cm" fo:line-height="115%" fo:text-align="justify" style:justify-single-word="false" fo:text-indent="1.3cm" style:auto-text-indent="false" style:page-number="auto" fo:background-color="transparent">
        <style:tab-stops>
          <style:tab-stop style:position="0.794cm"/>
          <style:tab-stop style:position="1.305cm"/>
        </style:tab-stops>
      </style:paragraph-properties>
      <style:text-properties style:font-name="Times New Roman" fo:font-size="14pt" fo:font-weight="normal" style:font-size-asian="14pt" style:font-weight-asian="normal" style:font-size-complex="14pt" style:font-weight-complex="normal"/>
    </style:style>
    <style:style style:name="P90" style:family="paragraph" style:parent-style-name="Text_20_body" style:list-style-name="L14">
      <loext:graphic-properties draw:fill="none"/>
      <style:paragraph-properties fo:margin-left="0cm" fo:margin-right="0cm" fo:line-height="115%" fo:text-align="justify" style:justify-single-word="false" fo:text-indent="1.3cm" style:auto-text-indent="false" fo:background-color="transparent">
        <style:tab-stops>
          <style:tab-stop style:position="0.794cm"/>
          <style:tab-stop style:position="1.305cm"/>
        </style:tab-stops>
      </style:paragraph-properties>
      <style:text-properties style:font-name="Times New Roman" fo:font-size="14pt" fo:font-weight="normal" style:font-size-asian="14pt" style:font-weight-asian="normal" style:font-size-complex="14pt" style:font-weight-complex="normal"/>
    </style:style>
    <style:style style:name="P91" style:family="paragraph" style:parent-style-name="Text_20_body" style:list-style-name="L14">
      <loext:graphic-properties draw:fill="none"/>
      <style:paragraph-properties fo:margin-left="0cm" fo:margin-right="0cm" fo:margin-top="0cm" fo:margin-bottom="0.499cm" style:contextual-spacing="false" fo:line-height="115%" fo:text-align="justify" style:justify-single-word="false" fo:text-indent="1.3cm" style:auto-text-indent="false" fo:background-color="transparent">
        <style:tab-stops>
          <style:tab-stop style:position="0.794cm"/>
          <style:tab-stop style:position="1.305cm"/>
        </style:tab-stops>
      </style:paragraph-properties>
      <style:text-properties style:font-name="Times New Roman" fo:font-size="14pt" fo:font-weight="normal" officeooo:paragraph-rsid="0072dcbb" style:font-size-asian="14pt" style:font-weight-asian="normal" style:font-size-complex="14pt" style:font-weight-complex="normal"/>
    </style:style>
    <style:style style:name="P92"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fo:font-weight="normal" style:font-size-asian="14pt" style:font-weight-asian="normal" style:font-size-complex="14pt" style:font-weight-complex="normal"/>
    </style:style>
    <style:style style:name="P93"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fo:font-weight="normal" officeooo:paragraph-rsid="00575a01" style:font-size-asian="14pt" style:font-weight-asian="normal" style:font-size-complex="14pt" style:font-weight-complex="normal"/>
    </style:style>
    <style:style style:name="P94"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fo:font-weight="normal" officeooo:paragraph-rsid="005f1b0d" style:font-size-asian="14pt" style:font-weight-asian="normal" style:font-size-complex="14pt" style:font-weight-complex="normal"/>
    </style:style>
    <style:style style:name="P95" style:family="paragraph" style:parent-style-name="Text_20_body" style:list-style-name="L15" style:master-page-name="">
      <loext:graphic-properties draw:fill="none"/>
      <style:paragraph-properties fo:margin-left="0cm" fo:margin-right="0cm" fo:margin-top="0cm" fo:margin-bottom="0cm" style:contextual-spacing="false" fo:line-height="115%" fo:text-indent="1.3cm" style:auto-text-indent="false" style:page-number="auto" fo:background-color="transparent">
        <style:tab-stops/>
      </style:paragraph-properties>
      <style:text-properties style:font-name="Times New Roman" fo:font-size="14pt" fo:font-weight="normal" style:font-size-asian="14pt" style:font-weight-asian="normal" style:font-size-complex="14pt" style:font-weight-complex="normal"/>
    </style:style>
    <style:style style:name="P96" style:family="paragraph" style:parent-style-name="Text_20_body" style:list-style-name="L15">
      <loext:graphic-properties draw:fill="none"/>
      <style:paragraph-properties fo:margin-left="0cm" fo:margin-right="0cm" fo:margin-top="0cm" fo:margin-bottom="0cm" style:contextual-spacing="false" fo:line-height="115%" fo:text-indent="1.3cm" style:auto-text-indent="false" fo:background-color="transparent">
        <style:tab-stops/>
      </style:paragraph-properties>
      <style:text-properties style:font-name="Times New Roman" fo:font-size="14pt" fo:font-weight="normal" style:font-size-asian="14pt" style:font-weight-asian="normal" style:font-size-complex="14pt" style:font-weight-complex="normal"/>
    </style:style>
    <style:style style:name="P97" style:family="paragraph" style:parent-style-name="Text_20_body" style:master-page-name="">
      <loext:graphic-properties draw:fill="none"/>
      <style:paragraph-properties fo:margin-left="0cm" fo:margin-right="0cm" fo:margin-top="0cm" fo:margin-bottom="0cm" style:contextual-spacing="false" fo:line-height="115%" fo:text-indent="1.3cm" style:auto-text-indent="false" style:page-number="auto" fo:background-color="transparent"/>
      <style:text-properties style:font-name="Times New Roman" fo:font-size="14pt" fo:font-weight="normal" officeooo:rsid="0007cf27" style:font-size-asian="12.25pt" style:font-weight-asian="normal" style:font-size-complex="14pt" style:font-weight-complex="normal"/>
    </style:style>
    <style:style style:name="P98" style:family="paragraph" style:parent-style-name="Text_20_body" style:list-style-name="L8"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ext-properties style:font-name="Times New Roman" fo:font-size="14pt" fo:font-weight="normal" officeooo:rsid="0007cf27" style:font-size-asian="12.25pt" style:font-weight-asian="normal" style:font-size-complex="14pt" style:font-weight-complex="normal"/>
    </style:style>
    <style:style style:name="P99" style:family="paragraph" style:parent-style-name="Text_20_body" style:list-style-name="L8">
      <loext:graphic-properties draw:fill="none"/>
      <style:paragraph-properties fo:margin-left="0cm" fo:margin-right="0cm" fo:margin-top="0cm" fo:margin-bottom="0cm" style:contextual-spacing="false" fo:line-height="115%" fo:text-align="justify" style:justify-single-word="false" fo:text-indent="1.3cm" style:auto-text-indent="false" fo:background-color="transparent"/>
      <style:text-properties style:font-name="Times New Roman" fo:font-size="14pt" fo:font-weight="normal" officeooo:rsid="0007cf27" style:font-size-asian="12.25pt" style:font-weight-asian="normal" style:font-size-complex="14pt" style:font-weight-complex="normal"/>
    </style:style>
    <style:style style:name="P100"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style:font-name="Times New Roman" fo:font-size="14pt" fo:font-weight="normal" officeooo:rsid="0007cf27" style:font-size-asian="12.25pt" style:font-weight-asian="normal" style:font-size-complex="14pt" style:font-weight-complex="normal"/>
    </style:style>
    <style:style style:name="P101" style:family="paragraph" style:parent-style-name="Text_20_body" style:master-page-name="">
      <loext:graphic-properties draw:fill="none"/>
      <style:paragraph-properties fo:margin-left="0cm" fo:margin-right="0cm" fo:margin-top="0cm" fo:margin-bottom="0.247cm" style:contextual-spacing="false" fo:line-height="115%" fo:text-indent="1.3cm" style:auto-text-indent="false" style:page-number="auto" fo:background-color="transparent"/>
      <style:text-properties style:font-name="Times New Roman" officeooo:paragraph-rsid="00249613"/>
    </style:style>
    <style:style style:name="P102" style:family="paragraph" style:parent-style-name="Text_20_body">
      <loext:graphic-properties draw:fill="none"/>
      <style:paragraph-properties fo:margin-left="0cm" fo:margin-right="0cm" fo:margin-top="0cm" fo:margin-bottom="0.499cm" style:contextual-spacing="false" fo:line-height="115%" fo:text-align="justify" style:justify-single-word="false" fo:text-indent="1.3cm" style:auto-text-indent="false" fo:background-color="transparent"/>
      <style:text-properties style:font-name="Times New Roman" officeooo:paragraph-rsid="00436aa1"/>
    </style:style>
    <style:style style:name="P103" style:family="paragraph" style:parent-style-name="Text_20_body" style:master-page-name="">
      <loext:graphic-properties draw:fill="none"/>
      <style:paragraph-properties fo:margin-left="0cm" fo:margin-right="0cm" fo:margin-top="0cm" fo:margin-bottom="0cm" style:contextual-spacing="false" fo:line-height="115%" fo:text-align="justify" style:justify-single-word="false" fo:text-indent="1.3cm" style:auto-text-indent="false" style:page-number="auto" fo:background-color="transparent"/>
      <style:text-properties style:font-name="Times New Roman" fo:font-weight="normal" officeooo:paragraph-rsid="001fe59d" style:font-weight-asian="normal" style:font-weight-complex="normal"/>
    </style:style>
    <style:style style:name="P104" style:family="paragraph" style:parent-style-name="Text_20_body" style:list-style-name="">
      <loext:graphic-properties draw:fill="none"/>
      <style:paragraph-properties fo:margin-left="0cm" fo:margin-right="0cm" fo:margin-top="0.247cm" fo:margin-bottom="0.212cm" style:contextual-spacing="false" fo:text-align="center" style:justify-single-word="false" fo:text-indent="1.3cm" style:auto-text-indent="false" fo:background-color="transparent"/>
      <style:text-properties style:font-name="Times New Roman" fo:font-weight="bold" style:font-weight-asian="bold" style:font-weight-complex="bold"/>
    </style:style>
    <style:style style:name="P105" style:family="paragraph" style:parent-style-name="Text_20_body" style:list-style-name="">
      <loext:graphic-properties draw:fill="none"/>
      <style:paragraph-properties fo:margin-left="0cm" fo:margin-right="0cm" fo:margin-top="0.247cm" fo:margin-bottom="0.212cm" style:contextual-spacing="false" fo:text-align="center" style:justify-single-word="false" fo:text-indent="1.3cm" style:auto-text-indent="false" fo:background-color="transparent">
        <style:tab-stops/>
      </style:paragraph-properties>
      <style:text-properties style:font-name="Times New Roman" fo:font-weight="bold" style:font-weight-asian="bold" style:font-weight-complex="bold"/>
    </style:style>
    <style:style style:name="P106"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575a01"/>
    </style:style>
    <style:style style:name="P107"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587d84"/>
    </style:style>
    <style:style style:name="P108"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5ad3ea"/>
    </style:style>
    <style:style style:name="P109"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style>
    <style:style style:name="P110"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5a3db4"/>
    </style:style>
    <style:style style:name="P111" style:family="paragraph" style:parent-style-name="Text_20_body">
      <loext:graphic-properties draw:fill="none"/>
      <style:paragraph-properties fo:margin-left="0cm" fo:margin-right="0cm" fo:line-height="115%" fo:text-align="justify" style:justify-single-word="false" fo:text-indent="1.3cm" style:auto-text-indent="false" fo:background-color="transparent"/>
      <style:text-properties officeooo:paragraph-rsid="005bc73f"/>
    </style:style>
    <style:style style:name="P112" style:family="paragraph" style:parent-style-name="Text_20_body" style:list-style-name="">
      <loext:graphic-properties draw:fill="none"/>
      <style:paragraph-properties fo:margin-left="0cm" fo:margin-right="0cm" fo:margin-top="0.247cm" fo:margin-bottom="0.212cm" style:contextual-spacing="false" fo:text-align="center" style:justify-single-word="false" fo:text-indent="1.3cm" style:auto-text-indent="false" fo:background-color="transparent"/>
    </style:style>
    <style:style style:name="T1" style:family="text">
      <style:text-properties style:font-name="Times New Roman" fo:font-size="14pt" officeooo:rsid="00c4e49b" style:font-size-asian="14pt" style:font-size-complex="14pt"/>
    </style:style>
    <style:style style:name="T2" style:family="text">
      <style:text-properties style:font-name="Times New Roman" fo:font-size="14pt" officeooo:rsid="00215615" style:font-size-asian="14pt" style:font-size-complex="14pt"/>
    </style:style>
    <style:style style:name="T3" style:family="text">
      <style:text-properties style:font-name="Times New Roman" fo:font-size="14pt" officeooo:rsid="0022763b" style:font-size-asian="14pt" style:font-size-complex="14pt"/>
    </style:style>
    <style:style style:name="T4" style:family="text">
      <style:text-properties style:font-name="Times New Roman" fo:font-size="14pt" officeooo:rsid="0023dcd2" style:font-size-asian="14pt" style:font-size-complex="14pt"/>
    </style:style>
    <style:style style:name="T5" style:family="text">
      <style:text-properties officeooo:rsid="0022763b"/>
    </style:style>
    <style:style style:name="T6" style:family="text">
      <style:text-properties fo:font-weight="bold" style:font-weight-asian="bold" style:font-weight-complex="bold"/>
    </style:style>
    <style:style style:name="T7" style:family="text">
      <style:text-properties fo:font-weight="bold" officeooo:rsid="002d5378" style:font-weight-asian="bold" style:font-weight-complex="bold"/>
    </style:style>
    <style:style style:name="T8" style:family="text">
      <style:text-properties fo:font-weight="bold" officeooo:rsid="003954b4" style:font-weight-asian="bold" style:font-weight-complex="bold"/>
    </style:style>
    <style:style style:name="T9" style:family="text">
      <style:text-properties fo:font-weight="bold" officeooo:rsid="00249613" style:font-weight-asian="bold" style:font-weight-complex="bold"/>
    </style:style>
    <style:style style:name="T10" style:family="text">
      <style:text-properties officeooo:rsid="0004f010"/>
    </style:style>
    <style:style style:name="T11" style:family="text">
      <style:text-properties officeooo:rsid="0007cf27"/>
    </style:style>
    <style:style style:name="T12" style:family="text">
      <style:text-properties officeooo:rsid="000a70b5"/>
    </style:style>
    <style:style style:name="T13" style:family="text">
      <style:text-properties officeooo:rsid="000bf36b"/>
    </style:style>
    <style:style style:name="T14" style:family="text">
      <style:text-properties officeooo:rsid="000db214"/>
    </style:style>
    <style:style style:name="T15" style:family="text">
      <style:text-properties officeooo:rsid="000e08c3"/>
    </style:style>
    <style:style style:name="T16" style:family="text">
      <style:text-properties officeooo:rsid="0019ad25"/>
    </style:style>
    <style:style style:name="T17" style:family="text">
      <style:text-properties officeooo:rsid="001c3577"/>
    </style:style>
    <style:style style:name="T18" style:family="text">
      <style:text-properties officeooo:rsid="00249613"/>
    </style:style>
    <style:style style:name="T19" style:family="text">
      <style:text-properties officeooo:rsid="002ac4fb"/>
    </style:style>
    <style:style style:name="T20" style:family="text">
      <style:text-properties officeooo:rsid="002d5378"/>
    </style:style>
    <style:style style:name="T21" style:family="text">
      <style:text-properties officeooo:rsid="0042b28f"/>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d5378" style:font-weight-asian="bold" style:font-weight-complex="bold"/>
    </style:style>
    <style:style style:name="T24" style:family="text">
      <style:text-properties style:text-underline-style="solid" style:text-underline-width="auto" style:text-underline-color="font-color" fo:font-weight="bold" officeooo:rsid="003954b4" style:font-weight-asian="bold" style:font-weight-complex="bold"/>
    </style:style>
    <style:style style:name="T25" style:family="text">
      <style:text-properties style:text-underline-style="solid" style:text-underline-width="auto" style:text-underline-color="font-color" fo:font-weight="bold" officeooo:rsid="00249613" style:font-weight-asian="bold" style:font-weight-complex="bold"/>
    </style:style>
    <style:style style:name="T26" style:family="text">
      <style:text-properties style:text-underline-style="none"/>
    </style:style>
    <style:style style:name="T27" style:family="text">
      <style:text-properties style:text-underline-style="none" officeooo:rsid="0033e5ed"/>
    </style:style>
    <style:style style:name="T28" style:family="text">
      <style:text-properties officeooo:rsid="004e31d6"/>
    </style:style>
    <style:style style:name="T29" style:family="text">
      <style:text-properties officeooo:rsid="005f1b0d"/>
    </style:style>
    <style:style style:name="T30" style:family="text">
      <style:text-properties fo:font-weight="normal" style:font-weight-asian="normal" style:font-weight-complex="normal"/>
    </style:style>
    <style:style style:name="T31" style:family="text">
      <style:text-properties style:font-name="Times New Roman"/>
    </style:style>
    <style:style style:name="T32" style:family="text">
      <style:text-properties style:font-name="Times New Roman" fo:font-size="14pt" style:font-size-asian="14pt" style:font-size-complex="14pt"/>
    </style:style>
    <style:style style:name="T33" style:family="text">
      <style:text-properties style:font-name="Times New Roman" fo:font-size="14pt" fo:font-weight="normal" style:font-size-asian="14pt" style:font-weight-asian="normal" style:font-size-complex="14pt" style:font-weight-complex="normal"/>
    </style:style>
    <style:style style:name="T34" style:family="text">
      <style:text-properties style:font-name="Times New Roman" fo:font-size="14pt" fo:font-weight="normal" officeooo:rsid="005ad3ea" style:font-size-asian="14pt" style:font-weight-asian="normal" style:font-size-complex="14pt" style:font-weight-complex="normal"/>
    </style:style>
    <style:style style:name="T35" style:family="text">
      <style:text-properties style:font-name="Times New Roman" fo:font-size="14pt" fo:font-weight="normal" officeooo:rsid="00587d84" style:font-size-asian="14pt" style:font-weight-asian="normal" style:font-size-complex="14pt" style:font-weight-complex="normal"/>
    </style:style>
    <style:style style:name="T36" style:family="text">
      <style:text-properties style:font-name="Times New Roman" fo:font-size="14pt" fo:font-weight="normal" officeooo:rsid="0007cf27" style:font-size-asian="12.25pt" style:font-weight-asian="normal" style:font-size-complex="14pt" style:font-weight-complex="normal"/>
    </style:style>
    <style:style style:name="T37" style:family="text">
      <style:text-properties style:font-name="Times New Roman" fo:font-size="14pt" fo:font-weight="bold" style:font-size-asian="14pt" style:font-weight-asian="bold" style:font-size-complex="14pt"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size="18pt" style:font-size-asian="18pt" style:font-size-complex="18pt"/>
    </style:style>
    <style:style style:name="T40" style:family="text">
      <style:text-properties style:font-name="Times New Roman" fo:font-size="18pt" officeooo:rsid="0007cf27" style:font-size-asian="18pt" style:font-size-complex="18pt"/>
    </style:style>
    <style:style style:name="T41" style:family="text">
      <style:text-properties style:font-name="Times New Roman" officeooo:rsid="0007cf27"/>
    </style:style>
    <style:style style:name="T42" style:family="text">
      <style:text-properties fo:font-size="14pt" officeooo:rsid="0007cf27" style:font-size-asian="12.25pt" style:font-size-complex="14pt"/>
    </style:style>
    <style:style style:name="T43" style:family="text">
      <style:text-properties fo:font-size="14pt" officeooo:rsid="000d0ab2" style:font-size-asian="12.25pt" style:font-size-complex="14pt"/>
    </style:style>
    <style:style style:name="T44" style:family="text">
      <style:text-properties fo:font-size="14pt" officeooo:rsid="000e08c3" style:font-size-asian="12.25pt" style:font-size-complex="14pt"/>
    </style:style>
    <style:style style:name="T45" style:family="text">
      <style:text-properties fo:font-size="14pt" fo:font-weight="bold" officeooo:rsid="000d0ab2" style:font-size-asian="12.25pt" style:font-weight-asian="bold" style:font-size-complex="14pt" style:font-weight-complex="bold"/>
    </style:style>
    <style:style style:name="T46" style:family="text">
      <style:text-properties fo:font-size="14pt" fo:font-weight="bold" officeooo:rsid="0007cf27" style:font-size-asian="12.25pt" style:font-weight-asian="bold" style:font-size-complex="14pt" style:font-weight-complex="bold"/>
    </style:style>
    <style:style style:name="T47" style:family="text">
      <style:text-properties fo:font-size="14pt" style:text-underline-style="none" officeooo:rsid="001fe59d" style:font-size-asian="14pt" style:font-size-complex="14pt"/>
    </style:style>
    <style:style style:name="T48" style:family="text">
      <style:text-properties fo:font-size="14pt" style:text-underline-style="none" fo:font-weight="normal" officeooo:rsid="001fe59d" style:font-size-asian="14pt" style:font-weight-asian="normal" style:font-size-complex="14pt" style:font-weight-complex="normal"/>
    </style:style>
    <style:style style:name="T49" style:family="text">
      <style:text-properties fo:font-size="14pt" style:text-underline-style="none" fo:font-weight="normal" officeooo:rsid="0033e5ed" style:font-size-asian="14pt" style:font-weight-asian="normal" style:font-size-complex="14pt" style:font-weight-complex="normal"/>
    </style:style>
    <style:style style:name="T50" style:family="text">
      <style:text-properties fo:font-size="14pt" fo:font-weight="normal" officeooo:rsid="0007cf27" style:font-size-asian="12.25pt" style:font-weight-asian="normal" style:font-size-complex="14pt" style:font-weight-complex="normal"/>
    </style:style>
    <style:style style:name="T51" style:family="text">
      <style:text-properties fo:font-size="14pt" fo:font-weight="normal" style:font-size-asian="14pt" style:font-weight-asian="normal" style:font-size-complex="14pt" style:font-weight-complex="normal"/>
    </style:style>
    <style:style style:name="T52" style:family="text">
      <style:text-properties fo:font-size="18pt" style:font-size-asian="18pt" style:font-size-complex="18pt"/>
    </style:style>
    <style:style style:name="T53" style:family="text">
      <style:text-properties officeooo:rsid="0072dcbb"/>
    </style:style>
    <style:style style:name="T54" style:family="text">
      <style:text-properties officeooo:rsid="0007cf27" style:font-size-asian="12.25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науки и высшего образования Российской Федерац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
      <text:p text:style-name="P2">Интернет-институт</text:p>
      <text:p text:style-name="P2"/>
      <text:p text:style-name="P2"/>
      <text:p text:style-name="P4"/>
      <text:p text:style-name="P4"/>
      <text:p text:style-name="P4"/>
      <text:p text:style-name="P4"/>
      <text:p text:style-name="P4"/>
      <text:p text:style-name="P4"/>
      <text:p text:style-name="P12"><text:span text:style-name="T1">Контрольная</text:span><text:span text:style-name="T2"> работа</text:span></text:p>
      <text:p text:style-name="P3">по дисциплине</text:p>
      <text:p text:style-name="P3">«Технологии самоорганизации и саморазвития личности»</text:p>
      <text:p text:style-name="P5"/>
      <text:p text:style-name="P7">Вариант 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Выполнил: студент гр. </text:span>ИБ262521-ф</text:p>
      <text:p text:style-name="P6">Артемов Александр Евгеньевич</text:p>
      <text:p text:style-name="P13"><text:span text:style-name="T3">канд. пед. наук, проф.</text:span><text:span text:style-name="T4"> </text:span></text:p>
      <text:p text:style-name="P9">Ранних Виктор Николаевич</text:p>
      <text:p text:style-name="P10"/>
      <text:p text:style-name="P10"/>
      <text:p text:style-name="P10"/>
      <text:p text:style-name="P10"/>
      <text:p text:style-name="P10"/>
      <text:p text:style-name="P11">Тула 202<text:span text:style-name="T10">3</text:span></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Оглавление</text:p>
          </text:index-title>
          <text:p text:style-name="P16"><text:a xlink:type="simple" xlink:href="#__RefHeading___Toc1341_4220418916" text:style-name="Index_20_Link" text:visited-style-name="Index_20_Link"><text:span text:style-name="Index_20_Link"><text:span text:style-name="T32"/></text:span></text:a></text:p>
          <text:p text:style-name="P16"><text:a xlink:type="simple" xlink:href="#__RefHeading___Toc1341_4220418916" text:style-name="Index_20_Link" text:visited-style-name="Index_20_Link"><text:span text:style-name="T32">Часть 1. Самообразование как система умственного и мировоззренческого самовоспитания.<text:tab/>3</text:span></text:a></text:p>
          <text:p text:style-name="P19"><text:a xlink:type="simple" xlink:href="#__RefHeading___Toc1272_4220418916" text:style-name="Index_20_Link" text:visited-style-name="Index_20_Link"><text:span text:style-name="T32">Введение<text:tab/>3</text:span></text:a></text:p>
          <text:p text:style-name="P19"><text:a xlink:type="simple" xlink:href="#__RefHeading___Toc1274_4220418916" text:style-name="Index_20_Link" text:visited-style-name="Index_20_Link"><text:span text:style-name="T32">Что такое самообразование?<text:tab/>4</text:span></text:a></text:p>
          <text:p text:style-name="P19"><text:a xlink:type="simple" xlink:href="#__RefHeading___Toc1276_4220418916" text:style-name="Index_20_Link" text:visited-style-name="Index_20_Link"><text:span text:style-name="T32">Формы самообразования. Преимущества и недостатки.<text:tab/>5</text:span></text:a></text:p>
          <text:p text:style-name="P19"><text:a xlink:type="simple" xlink:href="#__RefHeading___Toc1278_4220418916" text:style-name="Index_20_Link" text:visited-style-name="Index_20_Link"><text:span text:style-name="T32">Функции самообразования.<text:tab/>7</text:span></text:a></text:p>
          <text:p text:style-name="P19"><text:a xlink:type="simple" xlink:href="#__RefHeading___Toc1280_4220418916" text:style-name="Index_20_Link" text:visited-style-name="Index_20_Link"><text:span text:style-name="T32">Что такое самовоспитание?<text:tab/>7</text:span></text:a></text:p>
          <text:p text:style-name="P19"><text:a xlink:type="simple" xlink:href="#__RefHeading___Toc1282_4220418916" text:style-name="Index_20_Link" text:visited-style-name="Index_20_Link"><text:span text:style-name="T32">Связь самообразования и самовоспитания. Принципы.<text:tab/>8</text:span></text:a></text:p>
          <text:p text:style-name="P19"><text:a xlink:type="simple" xlink:href="#__RefHeading___Toc1284_4220418916" text:style-name="Index_20_Link" text:visited-style-name="Index_20_Link"><text:span text:style-name="T32">Выводы<text:tab/>13</text:span></text:a></text:p>
          <text:p text:style-name="P19"><text:a xlink:type="simple" xlink:href="#__RefHeading___Toc1286_4220418916" text:style-name="Index_20_Link" text:visited-style-name="Index_20_Link"><text:span text:style-name="T32">Литература<text:tab/>14</text:span></text:a></text:p>
          <text:p text:style-name="P16"><text:a xlink:type="simple" xlink:href="#__RefHeading___Toc1343_4220418916" text:style-name="Index_20_Link" text:visited-style-name="Index_20_Link"><text:span text:style-name="Index_20_Link"><text:span text:style-name="T32"/></text:span></text:a></text:p>
          <text:p text:style-name="P16"><text:a xlink:type="simple" xlink:href="#__RefHeading___Toc1343_4220418916" text:style-name="Index_20_Link" text:visited-style-name="Index_20_Link"><text:span text:style-name="T32">Часть 2. Результаты теста на интеллект (IQ) и их анализ.<text:tab/>15</text:span></text:a></text:p>
          <text:p text:style-name="P19"><text:a xlink:type="simple" xlink:href="#__RefHeading___Toc1330_4220418916" text:style-name="Index_20_Link" text:visited-style-name="Index_20_Link"><text:span text:style-name="T32">Тест Векслера<text:tab/>15</text:span></text:a></text:p>
          <text:p text:style-name="P19"><text:a xlink:type="simple" xlink:href="#__RefHeading___Toc1292_4220418916" text:style-name="Index_20_Link" text:visited-style-name="Index_20_Link"><text:span text:style-name="T32">Модификации<text:tab/>15</text:span></text:a></text:p>
          <text:p text:style-name="P19"><text:a xlink:type="simple" xlink:href="#__RefHeading___Toc1294_4220418916" text:style-name="Index_20_Link" text:visited-style-name="Index_20_Link"><text:span text:style-name="T32">Вербальная шкала<text:tab/>16</text:span></text:a></text:p>
          <text:p text:style-name="P19"><text:a xlink:type="simple" xlink:href="#__RefHeading___Toc1296_4220418916" text:style-name="Index_20_Link" text:visited-style-name="Index_20_Link"><text:span text:style-name="T32">Невербальная шкала<text:tab/>17</text:span></text:a></text:p>
          <text:p text:style-name="P19"><text:a xlink:type="simple" xlink:href="#__RefHeading___Toc1298_4220418916" text:style-name="Index_20_Link" text:visited-style-name="Index_20_Link"><text:span text:style-name="T32">Обработка и интерпретация результатов<text:tab/>19</text:span></text:a></text:p>
          <text:p text:style-name="P19"><text:a xlink:type="simple" xlink:href="#__RefHeading___Toc1334_4220418916" text:style-name="Index_20_Link" text:visited-style-name="Index_20_Link"><text:span text:style-name="T32">Классификация IQ-показателей по Векслеру:<text:tab/>19</text:span></text:a></text:p>
        </text:index-body>
      </text:table-of-content>
      <text:p text:style-name="P39"/>
      <text:h text:style-name="P25" text:outline-level="1"><text:bookmark-start text:name="__RefHeading___Toc1341_4220418916"/>Часть 1. Самообразование как система умственного и мировоззренческого самовоспитания.<text:bookmark-end text:name="__RefHeading___Toc1341_4220418916"/></text:h>
      <text:p text:style-name="P71"/>
      <text:h text:style-name="P30" text:outline-level="3"><text:bookmark-start text:name="__RefHeading___Toc1272_4220418916"/>Введение<text:bookmark-end text:name="__RefHeading___Toc1272_4220418916"/></text:h>
      <text:p text:style-name="P73"/>
      <text:p text:style-name="P41"><text:span text:style-name="T12">Процесс обучения не должен заканчиваться при достижении определенных результатов</text:span>. <text:span text:style-name="T12">Человеку свойственно стремиться к новых знаниям. </text:span><text:span text:style-name="T13">Особенно это касается некоторых профессий.</text:span> Развитие цивилизации основано на развитии отдельных личностей. Повышение уровня профессиональных качеств человека отражается не только на его деятельности. Например, самообразование педагога влияет на уровень развития его учеников. Чем больше знает учитель, тем больше может получить знаний его ученик. Стремление человека к саморазвитию в профессиональном плане положительно отражается на карьерном росте и делает его ценным, незаменимым сотрудником для организации. Специалисты в своей области всегда учитывают новые тенденции в определенной сфере деятельности.</text:p>
      <text:p text:style-name="P42">Таким образом, человек должен постоянно и непрерывно развиваться, повышать свои знания, совершенствовать навыки и умения. Развитие невозможно без самообразования. Самообразование — целеустремленная работа человека по расширению и углублению своих знаний, совершенствованию имеющихся и приобретению новых навыков и умений. Благодаря самообразованию обновляется интеллектуальный потенциал, повышается идейно-теоретический уровень, совершенствуются ум и воля, профессиональное мастерство и культура. Самообразованием занимаются практически все люди, однако его объем и характер может быть не у всех одинаков. Многое здесь зависит от индивидуальных особенностей человека, конкретных условий его жизни и деятельности.</text:p>
      <text:p text:style-name="P42">Личность, обладающая высокой культурой, исходит из того, что от нее требуются всесторонние знания о своей жизни и деятельности, основательная практическая подготовка, глубокое понимание происходящего вокруг. Ей не обойтись без серьезных знаний педагогических и психологических основ обучения и воспитания, без всесторонней информированности и компетентности в выдвигаемых жизнью вопросах.</text:p>
      <text:p text:style-name="P78"/>
      <text:h text:style-name="P31" text:outline-level="3"><text:bookmark-start text:name="__RefHeading___Toc1274_4220418916"/>Что такое само<text:span text:style-name="T18">образование</text:span>?<text:bookmark-end text:name="__RefHeading___Toc1274_4220418916"/></text:h>
      <text:p text:style-name="P101"><text:span text:style-name="T42"/></text:p>
      <text:p text:style-name="P74">Согласно Энциклопедическому словарь Брокгауза и Евфрона, самообразование — это образование, которое получается вне какой бы то ни было школы путем самостоятельного изучения отдельных наук и чтения серьезных книг. При этом обучение в школе не исключает необходимости в самообразовании: одна школа не может дать всего, что нужно знать образованному человеку и что такой человек хочет знать. </text:p>
      <text:p text:style-name="P75">Согласно Большой советской энциклопедии, самообразование — это самостоятельное образование; приобретение систематических знаний в какой-либо области науки, техники, культуры, политической жизни и тому подобное, предполагающее непосредственный личный интерес занимающегося в сочетании с самостоятельностью изучения материала; средство самовоспитания; все виды приобретения знаний, связанные с самостоятельной работой занимающегося над изучаемым материалом. </text:p>
      <text:p text:style-name="P75">Согласно Большой российской энциклопедии, самообразование — это образование, получаемое самостоятельно, вне стен учебного заведения, без помощи обучающего.</text:p>
      <text:p text:style-name="P43">Для того, чтобы лучше понять, что такое самообразование, необходимо рассмотреть цели и задачи, которые преследует данный процесс. Цель самообразования состоит в том, чтобы сформировать из себя реальную, устойчивую личность, способную в новых социально-экономических и политических условиях вносить ощутимый вклад в совершенствование общественной жизни и самого себя. Это достигается более полным развитием ее сущностных духовных и физических сил, способностей, дарований и талантов. Общая стратегия самообразования гуманной, демократической, максимально подготовленной личности заключается в обеспечении для себя возможности всестороннего духовного развития, формирующего внутреннюю интеллектуально-нравственную свободу выбора поведения и способность отстаивать свои жизненные позиции. </text:p>
      <text:p text:style-name="P43">Большая роль в процессе самообразования принадлежит достижению целей, поставленных человеком перед самим собой. Это служит мотивацией к действию, к совершенствованию собственных знаний, умений и навыков. Полученные знания применяются как в профессиональной деятельности, обеспечивая наилучшие результаты работы и повышение квалификации работника, так и в общественной жизни. Всесторонне развитая личность постоянно следит за новыми достижениями в различных областях науки и <text:soft-page-break/>общества, интересуется не только вопросами, которые касаются исключительно его специализации, но и другими аспектами прогресса. Широкий кругозор является необходимым условием для становления и развития личности. </text:p>
      <text:p text:style-name="P43">Главной задачей самообразования является самостоятельное развитие и совершенствование личности. Личность проявляется в единстве духовности и реальных отношений к миру. Культурно-образовательная характеристика человека состоит в том, что он непрерывно обогащает себя знанием духовных богатств, умениями и навыками самосовершенствования. Всем этим и достигается гармония истины, добра и красоты, реализуется идеал всесторонне развитого и подготовленного к реальной жизни человека. Гармония возможна в том случае, если есть единство между мыслями, словами и делами человека. </text:p>
      <text:p text:style-name="P43">Процесс самообразования для достижения наилучших результатов должен проходить целеустремленно и систематично. Для обеспечения данных аспектов необходимо прибегать к планированию. При планировании важно предусматривать объем намечаемой работы, ее примерное содержание, сроки, отводимые на осуществление работы. Кроме того, следует ставить перед собой цели, которые будут достигаться при работе с данным планом. Цель — обязательный компонент процесса самообразования. Необходимо ясно представлять, зачем я это делаю и где мне это пригодиться. </text:p>
      <text:p text:style-name="P43">Один из главных инструментов интеллектуального и духовного развития человека — чтение. Благодаря чтению мы получаем большой объем различной информации. Важно уметь сортировать эту информацию, выделять в ней необходимое для собственного развития. Чтение является ведущим способом самообразования: чтение книг различных жанров и направлений способствует развитию познавательной, духовной, эмоциональной сферы личности. </text:p>
      <text:p text:style-name="P78"/>
      <text:h text:style-name="P30" text:outline-level="3"><text:bookmark-start text:name="__RefHeading___Toc1276_4220418916"/><text:span text:style-name="T20">Формы с</text:span>амо<text:span text:style-name="T18">образовани</text:span><text:span text:style-name="T20">я. Преимущества и недостатки.</text:span><text:bookmark-end text:name="__RefHeading___Toc1276_4220418916"/></text:h>
      <text:p text:style-name="P79"/>
      <text:p text:style-name="P44">Рассмотрим наиболее часто используемые формы организации самообразования, отметив их преимущества и недостатки. </text:p>
      <text:p text:style-name="P67"><text:span text:style-name="T45">1. </text:span><text:span text:style-name="T46">Курсовая подготовка в институтах повышения квалификации.</text:span></text:p>
      <text:p text:style-name="P44">Главное достоинство такой формы самообразования — возможность получения квалифицированной помощи от специалиста-преподавателя, а также возможность обмена опытом между коллегами.</text:p>
      <text:p text:style-name="P44">Недостатки:</text:p>
      <text:list text:style-name="L1">
        <text:list-item>
          <text:p text:style-name="P45"><text:soft-page-break/>эпизодичность прохождения курсов;</text:p>
        </text:list-item>
        <text:list-item>
          <text:p text:style-name="P45">качество лекционного материала, которое часто оставляет желать лучшего, так как нет серьезного изучения потребностей педагогов и дифференциации с учетом потенциала слушателей. </text:p>
        </text:list-item>
      </text:list>
      <text:p text:style-name="P69"><text:span text:style-name="T43">2. </text:span><text:span text:style-name="T42">Получение второго высшего образования или второй специальности.</text:span></text:p>
      <text:p text:style-name="P44">Главные достоинства такой формы самообразования: </text:p>
      <text:list text:style-name="L2">
        <text:list-item>
          <text:p text:style-name="P46">возможность выстраивать индивидуальную траекторию образования, так как структура большинства программ имеет модульный характер: одни обязательны для изучения, другие предполагают индивидуальный выбор;</text:p>
        </text:list-item>
        <text:list-item>
          <text:p text:style-name="P46">система «ученый-учитель», при которой обучение ведут ученые-специалисты. </text:p>
        </text:list-item>
      </text:list>
      <text:p text:style-name="P44">Недостатки: </text:p>
      <text:list text:style-name="L3">
        <text:list-item>
          <text:p text:style-name="P47">нехватка у педагогов свободного времени; </text:p>
        </text:list-item>
        <text:list-item>
          <text:p text:style-name="P47">дороговизна обучения. </text:p>
        </text:list-item>
      </text:list>
      <text:p text:style-name="P40"><text:span text:style-name="T14">3. </text:span>Дистанционные курсы повышения квалификации, конференции, семинары, олимпиады и конкурсы.</text:p>
      <text:p text:style-name="P44">Главные достоинства такой формы самообразования: </text:p>
      <text:list text:style-name="L4">
        <text:list-item>
          <text:p text:style-name="P48">возможность пройти их в удобное для педагогов время; </text:p>
        </text:list-item>
        <text:list-item>
          <text:p text:style-name="P48">возможность выбора темы по интересующим и наиболее актуальным для конкретного педагога вопросам. </text:p>
        </text:list-item>
      </text:list>
      <text:p text:style-name="P44">Недостатки: </text:p>
      <text:list text:style-name="L5">
        <text:list-item>
          <text:p text:style-name="P49">дистанционные курсы проводятся на платной основе; </text:p>
        </text:list-item>
        <text:list-item>
          <text:p text:style-name="P68"><text:span text:style-name="T42">документы, подтверждающие факт прохождения дистанционного обучения, чаще всего не имеют юридической силы, </text:span><text:span text:style-name="T44">то есть</text:span><text:span text:style-name="T42"> их не учитывают при проведении очередной аттестации. </text:span></text:p>
        </text:list-item>
      </text:list>
      <text:p text:style-name="P40"><text:span text:style-name="T15">4. </text:span>Индивидуальная работа по самообразованию.</text:p>
      <text:p text:style-name="P44">Данная работа может включать в себя: </text:p>
      <text:list text:style-name="L6">
        <text:list-item>
          <text:p text:style-name="P50">научно-исследовательскую работу по определенной проблеме; </text:p>
        </text:list-item>
        <text:list-item>
          <text:p text:style-name="P50">посещение библиотек, изучение научно-методической и учебной литературы; </text:p>
        </text:list-item>
        <text:list-item>
          <text:p text:style-name="P50">участие в педагогических советах, научно-методических объединениях;</text:p>
        </text:list-item>
        <text:list-item>
          <text:p text:style-name="P50">посещение уроков коллег, обмен мнениями по вопросам организации занятий, содержания обучения, методов преподавания.</text:p>
        </text:list-item>
      </text:list>
      <text:p text:style-name="P77"><text:span text:style-name="T23"/></text:p>
      <text:h text:style-name="P32" text:outline-level="3"><text:bookmark-start text:name="__RefHeading___Toc1278_4220418916"/><text:span text:style-name="T7">Ф</text:span><text:span text:style-name="T8">ункции</text:span><text:span text:style-name="T7"> с</text:span><text:span text:style-name="T6">амо</text:span><text:span text:style-name="T9">образовани</text:span><text:span text:style-name="T7">я. </text:span><text:bookmark-end text:name="__RefHeading___Toc1278_4220418916"/></text:h>
      <text:p text:style-name="P80"/>
      <text:p text:style-name="P84">М. Князева определяет следующие функции самообразования: </text:p>
      <text:list text:style-name="L7">
        <text:list-item>
          <text:p text:style-name="P85">экстенсивная функция: накопление, приобретение новых знаний;</text:p>
        </text:list-item>
        <text:list-item>
          <text:p text:style-name="P85">ориентировочная функция: определение себя в образовательном пространстве, своего места в обществе;</text:p>
        </text:list-item>
        <text:list-item>
          <text:p text:style-name="P86">компенсаторная функция: преодоление недостатков образования, ликвидация «белых пятен» в общей культуре;</text:p>
        </text:list-item>
        <text:list-item>
          <text:p text:style-name="P86">функция саморазвития: развитие самосознания, памяти, мышления, речи, рефлексивных способностей;</text:p>
        </text:list-item>
        <text:list-item>
          <text:p text:style-name="P85">методологическая функция: формирование образа мира, своего места в мире;</text:p>
        </text:list-item>
        <text:list-item>
          <text:p text:style-name="P85">коммуникативная функция: установление связей между науками, специальностями, возрастом;</text:p>
        </text:list-item>
        <text:list-item>
          <text:p text:style-name="P86">сотворческая функция: доопределение, достраивание деятельности до уровня творчества;</text:p>
        </text:list-item>
        <text:list-item>
          <text:p text:style-name="P86">функция омолаживания: преодоление инерции собственного мышления;</text:p>
        </text:list-item>
        <text:list-item>
          <text:p text:style-name="P86">психотерапевтическая функция: сохранение жизненной энергии, силы личности, переживание полноты жизни;</text:p>
        </text:list-item>
        <text:list-item>
          <text:p text:style-name="P86">геронтологическая функция: поддержание связей с миром, укрепление жизнестойкости организма.</text:p>
        </text:list-item>
      </text:list>
      <text:p text:style-name="P80"/>
      <text:h text:style-name="P30" text:outline-level="3"><text:bookmark-start text:name="__RefHeading___Toc1280_4220418916"/>Что такое самовоспитание?<text:bookmark-end text:name="__RefHeading___Toc1280_4220418916"/></text:h>
      <text:p text:style-name="P81"/>
      <text:p text:style-name="P103"><text:span text:style-name="T42">Самовоспитание</text:span><text:span text:style-name="T47"> - это осознанный целенаправленный процесс, в ходе которого человек направляет усилия на воспитание своей личности, характера. Иначе говоря, это работа над своей личностью. Самовоспитание является сложным процессом, который не каждому под силу. Процесс самовоспитания тесно связан с самосознанием.</text:span></text:p>
      <text:p text:style-name="P87"><text:span text:style-name="T26">Умственным самовоспитанием называется целенаправленный, управляемый самим учеником процесс раз</text:span><text:span text:style-name="T27">в</text:span><text:span text:style-name="T26">ития интеллектуальных качеств и умственных способностей, который всегда связан с образованием и самообразованием личности.</text:span></text:p>
      <text:p text:style-name="P97">Умственное самовоспитание осуществляется, если ученик:</text:p>
      <text:list text:style-name="L8">
        <text:list-item>
          <text:p text:style-name="P98">стремится систематически повышать уровень своих знаний, занимается самостоятельно в интересующей его области;</text:p>
        </text:list-item>
        <text:list-item>
          <text:p text:style-name="P99"><text:soft-page-break/>совершенствует свои умственные силы и способности, развивает у себя память, внимание, мышление, речь;</text:p>
        </text:list-item>
        <text:list-item>
          <text:p text:style-name="P99">овладевает культурой умственного труда, умениями и навыками рациональной учебной работы.</text:p>
        </text:list-item>
      </text:list>
      <text:p text:style-name="P102"><text:span text:style-name="T50">Во всем этом самообразование является составной частью умственного</text:span><text:span text:style-name="T48"> самовоспитания и его практической основой. В процессе самообразования должны одновременно приобретаться знания, умения и навыки, плано</text:span><text:span text:style-name="T49">м</text:span><text:span text:style-name="T48">ерно развиваться силы и способности.</text:span></text:p>
      <text:h text:style-name="P30" text:outline-level="3"><text:bookmark-start text:name="__RefHeading___Toc1282_4220418916"/>Связь самообразования и самовоспитания. <text:span text:style-name="T21">Принципы.</text:span><text:bookmark-end text:name="__RefHeading___Toc1282_4220418916"/></text:h>
      <text:p text:style-name="P82"/>
      <text:p text:style-name="P51">Самообразование как процесс овладения знаниями тесно связано с самовоспитанием и считается его составной частью. Как понимать эту связь? В чем она заключается? Для сформировавшейся личности характерна тенденция к постоянному самоусовершенствованию, стремление развивать в себе определенные качества, искоренять отрицательное в поведении и чертах характера. Необходимо проделывать огромную работу над собой для того, чтобы осознавать наличие некоторых упущений в определенных областях и начинать работу по их искоренению. Для развития необходимо осознание того, что это развитие необходимо. Самовоспитание – кропотливый труд, который ведет к становлению достойной личности. </text:p>
      <text:p text:style-name="P51">Кроме того, для осознания связи между самообразованием и самовоспитанием необходимо знать принципы самовоспитания. К ним относятся: </text:p>
      <text:p text:style-name="P51"><text:span text:style-name="T6">Принцип развития</text:span>: раскрывает неразрывную взаимосвязь развития личности в онтогенезе и ее непрерывного самообразования, зависимость уровня зрелости личности педагога от уровня его самообразования и самовоспитания. Этот принцип раскрывается через ряд установок: </text:p>
      <text:list text:style-name="L9">
        <text:list-item>
          <text:p text:style-name="P52">установка на проблемность в педагогической работе, которая формирует мотивы самообразования и самовоспитания;</text:p>
        </text:list-item>
        <text:list-item>
          <text:p text:style-name="P52">установка на самосознание, самооценку своей педагогической деятельности, стимулирующие ее улучшение;</text:p>
        </text:list-item>
        <text:list-item>
          <text:p text:style-name="P52">установка на личную значимость позволяет соотнести объективно существующую цель самообразования и самовоспитания с личностно-значимыми мотивами (познавательный интерес, стремление к успеху и др.).</text:p>
        </text:list-item>
      </text:list>
      <text:p text:style-name="P51"><text:span text:style-name="T6">Принцип самодеятельности</text:span> реализуется через следующие установки: </text:p>
      <text:list text:style-name="L10">
        <text:list-item>
          <text:p text:style-name="P53">на целеполагание и целеустремленность, дающие возможность сознательно и систематично заниматься самообразованием и воспитанием; </text:p>
        </text:list-item>
        <text:list-item>
          <text:p text:style-name="P53"><text:soft-page-break/>на планирование самообразования, позволяющее упорядочить его методы и приемы, обеспечить контроль; </text:p>
        </text:list-item>
        <text:list-item>
          <text:p text:style-name="P53">на самоорганизацию, которая основывается на таких качествах личности как воля, мотивационная и познавательная сферы, и в свою очередь стимулирует их дальнейшее развитие. </text:p>
        </text:list-item>
      </text:list>
      <text:p text:style-name="P51"><text:span text:style-name="T6">Принцип самоуправления</text:span> реализуется через следующие установки: </text:p>
      <text:list text:style-name="L11">
        <text:list-item>
          <text:p text:style-name="P54">на самоконтроль; </text:p>
        </text:list-item>
        <text:list-item>
          <text:p text:style-name="P54">на саморегулирование; </text:p>
        </text:list-item>
        <text:list-item>
          <text:p text:style-name="P54">на индивидуализацию самообразования и самовоспитания; </text:p>
        </text:list-item>
        <text:list-item>
          <text:p text:style-name="P54">на мобилизацию, способствующую преодолению трудностей самообразования и самовоспитания; </text:p>
        </text:list-item>
        <text:list-item>
          <text:p text:style-name="P54">на коррекцию запланированных результатов работы над собой, изменение ранее намеченной программы в связи с уже достигнутыми успехами. </text:p>
        </text:list-item>
      </text:list>
      <text:p text:style-name="P51">Самовоспитание осуществляется в процессе самоуправления, которое строится на основе сформулированных человеком целей, программы действий, контроля за выполнением программы, оценки полученных результатов, самокоррекции.</text:p>
      <text:p text:style-name="P51">Самообразование – это «система умственного и мировоззренческого самовоспитания, влекущая за собой волевое и нравственное самоусовершенствование, но не ставящая их своей целью».</text:p>
      <text:p text:style-name="P55">Самообразование личности тесно связано с самовоспитанием и считается одной из его частей. В чем же состоит данная взаимосвязь? Для большинства обучающихся характерна тенденция к постоянному самосовершенствованию, стремлению развивать одни качества личности и искоренять другие, <text:span text:style-name="T16">то есть</text:span> обучающиеся занимаются самовоспитанием. Они ставят перед собой определенные цели и прилагают все усилия для их достижения. При решении поставленной задачи используются различные методы и средства, в том числе самостоятельный поиск и обработка знаний. В процессе самообразования у студентов развивается способность самостоятельно организовывать свою деятельность при приобретении новых знаний.</text:p>
      <text:p text:style-name="P55">Самообразование студентов является необходимым условием его будущей профессиональной деятельности. Активизация стремления студента к самовоспитанию и самообразованию – неотъемлемая часть подготовки будущих специалистов в вузе.</text:p>
      <text:p text:style-name="P55">Личностный и профессиональный рост напрямую зависит от процессов самообразования и самосовершенствования, позволяет наиболее эффективно <text:soft-page-break/>реализоваться будущему педагогу в своей деятельности, обеспечивая его развитие и саморазвитие, способствуя творческому подходу к делу.</text:p>
      <text:p text:style-name="P55">Цель самообразования И.Н. Кузнецов определяет как «предвосхищаемый личностью уровень знаний, умений и навыков в определенной области, а также успехи в деятельности, которые для личности являются желательными и определяют направление и содержание деятельности, нацеленной на решение поставленных задач и достижение намеченных жизненных планов. Наметив цель самообразования, личность выбирает средства для ее осуществления».</text:p>
      <text:p text:style-name="P55">В системе высшей профессиональной школы особое внимание уделяется и самовоспитанию.</text:p>
      <text:p text:style-name="P55">Самовоспитание – сознательная и систематическая деятельность индивида, направленная на саморазвитие и формирование у себя тех или иных свойств и качеств, базовой культуры личности в целом.</text:p>
      <text:p text:style-name="P55">Согласно Н.А. Березовину самовоспитание – это сознательная деятельность, направленная на возможно более полную реализацию человеком себя как личности. Основываясь на активизации механизмов саморегуляции, оно предполагает наличие ясно осознанных целей, идеалов, личностных смыслов. Самовоспитание – относительно позднее приобретение онтогенеза, связанное с определенным уровнем самосознания, критического мышления, способности и готовности к самоопределению, самовыражению, самораскрытию, самосовершенствованию. Оно базируется на адекватной самооценке, критическом анализе своих индивидуальных особенностей и потенциальных возможностей; находится в неразрывной связи с воспитанием, не только подкрепляя, но и развивая процесс формирования и совершенствования личности .</text:p>
      <text:p text:style-name="P55">Отечественный педагог Ю.К. Бабанский утверждает, что процесс воспитания при его хорошей организации перерастает в процесс самовоспитания и предполагает: </text:p>
      <text:list text:style-name="L12">
        <text:list-item>
          <text:p text:style-name="P56">самостоятельное планирование деятельности (самопроектирование) по усвоению знаний, умений, навыков, способов поведения, разрешения проблемных ситуаций учебного и воспитательного характера; </text:p>
        </text:list-item>
        <text:list-item>
          <text:p text:style-name="P56">самоорганизацию деятельности – рациональное распределение этапов деятельности во времени, рациональное распределение усилий в ходе деятельности; </text:p>
        </text:list-item>
        <text:list-item>
          <text:p text:style-name="P56">саморегулирование деятельности на основе самоанализа хода ее и внесение необходимых поправок; </text:p>
        </text:list-item>
        <text:list-item>
          <text:p text:style-name="P56"><text:soft-page-break/>самоконтроль в деятельности – анализ ее конечных результатов, сопоставление их с намеченными целями, выявление расхождений и их причин, проектирование новых перспектив и задач.</text:p>
        </text:list-item>
      </text:list>
      <text:p text:style-name="P58">Содержание самообразования и самовоспитания раскрывается через их функции:</text:p>
      <text:list text:continue-numbering="true" text:style-name="L12">
        <text:list-item>
          <text:p text:style-name="P57">компенсаторная – реализуется в приобретении профессиональных знаний, умений, навыков, усвоении новой информации;</text:p>
        </text:list-item>
        <text:list-item>
          <text:p text:style-name="P57">адаптирующая – позволяет постоянно приспосабливаться к меняющемуся миру, новым условиям профессиональной деятельности;</text:p>
        </text:list-item>
        <text:list-item>
          <text:p text:style-name="P57">развивающая – предполагает формирование способности активно и компетентно участвовать в преобразовании себя, своей педагогической деятельности, непрерывное обогащение творческого потенциала личности.</text:p>
        </text:list-item>
      </text:list>
      <text:p text:style-name="P59">К факторам, побуждающим личность к самовоспитанию можно отнести: требования, предъявляемые обществом к человеку, моральные образцы, социальные идеалы.</text:p>
      <text:p text:style-name="P59">В процессе самовоспитания условно выделяют несколько этапов:</text:p>
      <text:p text:style-name="P59">1 этап – осознание необходимости работать над собой. Это этап самопознания. На данном этапе применяются следующие методы самопознания:</text:p>
      <text:p text:style-name="P59">самонаблюдение, сравнение себя с другими, самоанализ, самоконтроль и самооценка. Эти методы позволяют человеку дать объективную характеристику о себе.</text:p>
      <text:p text:style-name="P59">2 этап – выработка программы работы над собой на основе поставленных целей, определение конкретных задач, содержания, средств, методов решения поставленных задач.</text:p>
      <text:p text:style-name="P59">3 этап – реализация программы самовоспитания.</text:p>
      <text:p text:style-name="P59">4 этап – оценка результатов самовоспитания и постановка новых задач самовоспитания.</text:p>
      <text:p text:style-name="P59">С процессом самовоспитания личности тесно связано ее самообучение. Самообучение – процесс обучения, организуемый самой личностью; целенаправленная познавательная деятельность, управляемая самой личностью, приобретение ею знаний в какой-либо области науки, техники, культуры.</text:p>
      <text:p text:style-name="P59">Как единый процесс самовоспитание и самообучение составляют процесс самообразования. Самообразование – получение образования в ходе самостоятельной деятельности самой личности, которая устанавливает цели и задачи, отбирает содержание, средства, методы, формы и рефлексирует результаты этой деятельности.</text:p>
      <text:p text:style-name="P59"><text:soft-page-break/>Понятия самовоспитание, самообразование, самообучение включают в себя способность самостоятельно развиваться. Внешние факторы – воспитание, образование, обучение – лишь условия, средства их пробуждения, приведения в действие.</text:p>
      <text:p text:style-name="P59">Формирование потребности и умений самообразования осуществляется в процессе предметного обучения и умственного воспитания обучающихся (умение рационально организовать режим умственной деятельности, правильно планировать свой труд, рациональные приемы работы с литературой, самоконтроль и самооценка).</text:p>
      <text:p text:style-name="P59">Источниками самообразования являются все компоненты культуры общества: наука, искусство, литература, СМИ, Интернет, хобби.</text:p>
      <text:p text:style-name="P59">Признаками сформированности культуры самообразования являются: </text:p>
      <text:list text:style-name="L13">
        <text:list-item>
          <text:p text:style-name="P60">устойчивая потребность в самостоятельном углублении знаний; </text:p>
        </text:list-item>
        <text:list-item>
          <text:p text:style-name="P60">умение разрабатывать программу самообразования; </text:p>
        </text:list-item>
        <text:list-item>
          <text:p text:style-name="P60">рефлексивные умения и т.д.</text:p>
        </text:list-item>
      </text:list>
      <text:p text:style-name="P59">Необходимость при подготовке специалистов в системе высшего профессионального образования усиленного внимания к вопросам самообразования П.И. Пидкасистый связывает с высокой скоростью распространения научно-технической информации и темпами практического воплощения научно-технических достижений, а также с перспективами роста числа безработных и новыми требованиями к трудоустройству в условиях перехода страны к рынку, <text:span text:style-name="T17">то есть</text:span> с конкурентоспособностью в рыночных условиях, когда от будущего специалиста ожидаются способность и готовность решать научно-технические задачи, внедрять и осваивать новую технику (технологию), профессиональная мобильность.</text:p>
      <text:p text:style-name="P59">Гамидуллаев Б.Н. выделяет два вида самообразования в зависимости от его формы и самостоятельности – системное и автономное. Если системное самообразование побуждается и направляется учебным заведением и обучающиеся лишь выполняют данное задание или углубляют то, что преподнесено на занятиях, то об автономном самообразовании говорят, когда человек сам определяет цели самообучения и объем знаний, который должен быть освоен. При автономном самообразовании контроль за ходом учебы выступает в виде самоконтроля, самоотчета, то есть этот процесс приближает личность к самоуправляемости.</text:p>
      <text:p text:style-name="P59">В интересах оптимизации процесса профессионального самосовершенствования конкретного студента необходимо его сравнивать не с другими студентами, а с ним самим, его прежними результатами.</text:p>
      <text:p text:style-name="P59"><text:soft-page-break/>В целях развития у студентов мотивации профессионального самосовершенствования необходимо формирование у студентов культуры учебного труда.</text:p>
      <text:p text:style-name="P61">При выборе педагогических условий управления процессом профессионального самосовершенствования студентов в процессе обучения в педагогическом вузе необходимо учитывать следующее. </text:p>
      <text:p text:style-name="P61">Во-первых, студент способен к эффективному профессиональному росту тогда, когда ему предоставляется возможность для творческого развития. Успешное развитие творческого потенциала предполагает построение хорошо рефлексируемого опыта.</text:p>
      <text:p text:style-name="P59">Во-вторых, личностная значимость процесса профессиональной подготовки, прежде всего, должна распространяться на самостоятельную познавательную и исследовательскую деятельность, на которую сориентированы основные формы и методы обучения в педагогическом вузе.</text:p>
      <text:p text:style-name="P59"/>
      <text:h text:style-name="P30" text:outline-level="3"><text:bookmark-start text:name="__RefHeading___Toc1284_4220418916"/>Выводы<text:bookmark-end text:name="__RefHeading___Toc1284_4220418916"/></text:h>
      <text:p text:style-name="P83"/>
      <text:p text:style-name="P59">Самостоятельность выступает наиболее существенным признаком человека как личности. Она может быть понята как свойство личности, как способность, как показатель активности человека.</text:p>
      <text:p text:style-name="P59">При организации самостоятельной познавательной деятельности преподаватель должен ознакомить студентов с основными положениями квалификационной характеристики выпускников педагогического вуза и довести до их сведения, каким образом каждая отдельно взятая дисциплина способствует выработке профессиональных и личностных качеств специалиста, входящих в эту характеристику.</text:p>
      <text:p text:style-name="P59">Таким образом, самообразование и самовоспитание служат необходимым условием совершенствования педагогического мастерства и профессионального становления будущего специалиста. Одной из главных задач образования в целом выступает формирование способности растущей личности к самовоспитанию и самообразованию.</text:p>
      <text:p text:style-name="P71"/>
      <text:p text:style-name="P62"><text:span text:style-name="T22"/></text:p>
      <text:h text:style-name="P31" text:outline-level="3"><text:bookmark-start text:name="__RefHeading___Toc1286_4220418916"/>Литература<text:bookmark-end text:name="__RefHeading___Toc1286_4220418916"/></text:h>
      <text:p text:style-name="P35"/>
      <text:p text:style-name="P36">https://ru.wikipedia.org/wiki/<text:span text:style-name="T19">Самобразование</text:span></text:p>
      <text:p text:style-name="P36">Андреев В. И. Педагогика творческого саморазвития: Инновационный курс. — Казань, 1997. 608 с. </text:p>
      <text:p text:style-name="P36">Колбаско И. И. Учащимся О самообразовании. Мн., «Нарасвета», 1976. 157 с.</text:p>
      <text:p text:style-name="P36">Коджаспирова Г. М. Педагогический словарь: для студ. высш. и сред. пед. учеб. заведений. М., 2003. 175 с.</text:p>
      <text:p text:style-name="P36">Князева М. JI. Ключ к самосозиданию. М.: Молодая гвардия, 1990. 255 с.</text:p>
      <text:p text:style-name="P37">Березовин Н.А. Основы психологии и педагогики: учеб. пособие / Н.А. Березовин. – Мн.: Новое знание, 2004.</text:p>
      <text:p text:style-name="P37">Энциклопедия студента / Сост. И.Н. Кузнецов. – Мн.: Кн. Дом, 2004.</text:p>
      <text:p text:style-name="P37">Битянова Н.Р. Культура самосовершенствования преподавателя / Международная педагогическая Академия. – М., 1994.</text:p>
      <text:p text:style-name="P37">Гамидуллаев Б.Н. Самоуправление: потенциал личности. – Ростов н/Д: Феникс, 2006.</text:p>
      <text:p text:style-name="P37">Педагогика: учеб. пособие / Под ред. Ю.К. Бабанского. – М.: Просвещение, 1983.</text:p>
      <text:p text:style-name="P37">Пидкасистый П.И. Организация учебно-познавательной деятельности студентов. 2-е изд., доп. и перераб. М.: Пед. о-во России, 2005.</text:p>
      <text:p text:style-name="P38"/>
      <text:h text:style-name="P26" text:outline-level="1"><text:bookmark-start text:name="__RefHeading___Toc1343_4220418916"/>Часть <text:span text:style-name="T11">2</text:span>. Результаты теста на интеллект (IQ) и их анализ.<text:bookmark-end text:name="__RefHeading___Toc1343_4220418916"/></text:h>
      <text:p text:style-name="P72"/>
      <text:p text:style-name="P65">IQ-тесты или тесты на определение уровня интеллекта — это общее название тестов, созданных в разные годы для измерения интеллекта у разных групп людей. Единого стандартного и универсального IQ-теста не существует.</text:p>
      <text:p text:style-name="P65"/>
      <text:h text:style-name="P27" text:outline-level="3"><text:bookmark-start text:name="__RefHeading___Toc1330_4220418916"/>Тест Векслера<text:bookmark-end text:name="__RefHeading___Toc1330_4220418916"/></text:h>
      <text:h text:style-name="P104" text:outline-level="3"/>
      <text:p text:style-name="P66"><text:bookmark-start text:name="__RefHeading___Toc1332_4220418916"/>Американский психолог Дэвид Векслер (David Wechsler) предложил в 1939 году серию тестов для измерения умственных способностей. Изначально тест использовался в клинических целях и только для взрослых. Позже его адаптировали для детей. Впоследствии обе шкалы дорабатывались.<text:bookmark-end text:name="__RefHeading___Toc1332_4220418916"/></text:p>
      <text:p text:style-name="P65">Тест Векслера состоит из двух частей:</text:p>
      <text:p text:style-name="P65">вербальные задания — решить арифметические задачи, повторить числа, ответить на общие вопросы;</text:p>
      <text:p text:style-name="P65">невербальные задания — выложить кубики, разложить картинки, соединить паз<text:span text:style-name="T28">з</text:span>лы.</text:p>
      <text:p text:style-name="P65">Сложность возрастает от задания к заданию. Тест проверяет логическое и вербальное мышление, визуально-пространственный интеллект.</text:p>
      <text:p text:style-name="P65">Тест Векслера активно применяют в России: для определения умственной отсталости у детей и взрослых, при диагностике у ребенка задержки развития, аутизма. Его результаты используются для медицинской диагностики, тест является обязательным в рамках любых официальных комиссий: ПМПК (психолого-медико-педагогическая комиссия) или МСЭ (медико-социальная экспертиза) и других. Его проводят клинические и медицинские психологи.</text:p>
      <text:p text:style-name="P64"/>
      <text:h text:style-name="P27" text:outline-level="3"><text:bookmark-start text:name="__RefHeading___Toc1292_4220418916"/>Модификации<text:bookmark-end text:name="__RefHeading___Toc1292_4220418916"/></text:h>
      <text:h text:style-name="P104" text:outline-level="3"/>
      <text:p text:style-name="P88">Используются 3 варианта теста Д.Векслера:</text:p>
      <text:list text:style-name="L14">
        <text:list-item>
          <text:p text:style-name="P89">тест WAIS (Wechsler Adult Intelligence Scale), предназначенный для тестирования взрослых (от 16 до 64 лет); </text:p>
        </text:list-item>
        <text:list-item>
          <text:p text:style-name="P90"><text:soft-page-break/>тест WISC (echsler Intelligence Scale for Children) - для тестирования детей и подростков (от 6,5 до 16,5 лет); </text:p>
        </text:list-item>
        <text:list-item>
          <text:p text:style-name="P91">тест WPPSI (Wechsler Preschool and Primary Scale of Intelligence) для детей от 4 до 6,5 лет. В России адаптированы первые два варианта теста, <text:span text:style-name="T53">рассмотрим тест WAIS предназначенный для тестирования взрослых</text:span>. </text:p>
        </text:list-item>
      </text:list>
      <text:p text:style-name="P100">Тест WAIS опубликован в 1955 году, редакция теста - WAIS-R вышла в 1981 году. Тест включает в себя 11 субтестов. Из них 6 составляют вербальную шкалу и 5 — невербальную.</text:p>
      <text:p text:style-name="P100"/>
      <text:h text:style-name="P27" text:outline-level="3"><text:bookmark-start text:name="__RefHeading___Toc1294_4220418916"/>Вербальная шкала<text:bookmark-end text:name="__RefHeading___Toc1294_4220418916"/></text:h>
      <text:h text:style-name="P104" text:outline-level="3"/>
      <text:p text:style-name="P92">В вербальную часть вошли следующие субтесты.</text:p>
      <text:p text:style-name="P106"><text:span text:style-name="Strong_20_Emphasis"><text:span text:style-name="T33">1. Субтест «Общая осведомленность</text:span></text:span><text:span text:style-name="Strong_20_Emphasis"><text:span text:style-name="T34">»</text:span></text:span><text:span text:style-name="T33"> - включает 29 вопросов. Диагностирует уровень простых знаний. Нет вопросов, требующих специальных и теоретических знаний. Правильный ответ оценивается в 1 балл.</text:span></text:p>
      <text:p text:style-name="P93">2. Субтест «Понимание»: 14 заданий на понимание смысла выражений. Оценивается способность к суждениям. Оценка в зависимости от правильности ответа: 0, 1, 2 балла.</text:p>
      <text:p text:style-name="P107"><text:span text:style-name="Strong_20_Emphasis"><text:span text:style-name="T33">3. Субтест «Арифметика»</text:span></text:span><text:span text:style-name="T33"> - включает 14 задач из курса арифметики начальной школы. Задачи решаются устно. Диагностируется легкость оперирования числовым материалом. Оценивается как правильность, так и затраченное время.</text:span></text:p>
      <text:p text:style-name="P108"><text:span text:style-name="T33">4. </text:span><text:span text:style-name="Strong_20_Emphasis"><text:span text:style-name="T33">Субтест «</text:span></text:span><text:span text:style-name="T33">Нахождение сходства</text:span><text:span text:style-name="Strong_20_Emphasis"><text:span text:style-name="T33">»</text:span></text:span><text:span text:style-name="T33">: 13 заданий. Испытуемый должен подвести 2 предмета под общую категорию, выявить, что между ними сходно. Диагностируется понятийное мышление. Оценка в зависимости от правильности ответа: 0, 1, 2 балла.</text:span></text:p>
      <text:p text:style-name="P109"><text:span text:style-name="Strong_20_Emphasis"><text:span text:style-name="T33">5. Субтест «Запоминание цифр»</text:span></text:span><text:span text:style-name="T33"> — </text:span><text:span text:style-name="T35">первая</text:span><text:span text:style-name="T33"> часть содержит ряды, в которых от 3 до 9 цифр. Испытуемый должен прослушать цифры и устно их воспроизвести. </text:span><text:span text:style-name="T35">Вторая</text:span><text:span text:style-name="T33"> часть включает ряды от 2 до 8 цифр. Испытуемый должен воспроизвести ряд обратным порядком.</text:span></text:p>
      <text:p text:style-name="P109"><text:span text:style-name="Strong_20_Emphasis"><text:span text:style-name="T33">6. Субтест «Словарный запас»</text:span></text:span><text:span text:style-name="T33"> — 42 понятия. Тест направлен на изучение вербального опыта и умения определять понятия. Испытуемый должен объяснить значение слова. Первые 10 слов — распространенные в обыденной речи, следующие 20 слов — средней сложности, последние 12 слов — абстрактно-теоретические понятия. Оценка от 0 до 2 баллов.</text:span></text:p>
      <text:p text:style-name="P110"><text:soft-page-break/><text:span text:style-name="T33">Вербальная шкала тесно коррелирует с общей культурой испытуемого и академической успеваемостью. Результаты сильно зависят от языковой культуры испытуемого (знает ли он или не знает язык, на котором написан текст). Оценки по субтестам «</text:span><text:span text:style-name="Strong_20_Emphasis"><text:span text:style-name="T33">Осведомленность», «Понимание» и «Словарный запас»</text:span></text:span><text:span text:style-name="T33"> характеризуют </text:span><text:span text:style-name="Strong_20_Emphasis"><text:span text:style-name="T33">общую</text:span></text:span><text:span text:style-name="T33"> </text:span><text:span text:style-name="Strong_20_Emphasis"><text:span text:style-name="T33">интеллигентность </text:span></text:span><text:span text:style-name="T33">испытуемого, практически не изменяются с возрастом и при старении. Полагают, что они определяются уровнем образования испытуемых.</text:span></text:p>
      <text:p text:style-name="P108"><text:span text:style-name="T33">Особняком стоит субтест </text:span><text:span text:style-name="Strong_20_Emphasis"><text:span text:style-name="T33">«</text:span></text:span><text:span text:style-name="T33">Нахождение сходства</text:span><text:span text:style-name="Strong_20_Emphasis"><text:span text:style-name="T33">»</text:span></text:span><text:span text:style-name="T33">. Результаты его выполнения говорят о способности к </text:span><text:span text:style-name="Strong_20_Emphasis"><text:span text:style-name="T33">логическому мышлению, обобщению и абстрагированию.</text:span></text:span><text:span text:style-name="T33"> Оценки по тесту ухудшаются при старении. </text:span></text:p>
      <text:p text:style-name="P109"><text:span text:style-name="T33">Субтест «Арифметический» диагностирует не только уровень оперирования числовым материалом, но и </text:span><text:span text:style-name="Strong_20_Emphasis"><text:span text:style-name="T33">произвольную концентрацию внимания</text:span></text:span><text:span text:style-name="T33">. Результаты его выполнения зависят от профессии и уровня образования и мало изменяются при старении.</text:span></text:p>
      <text:p text:style-name="P109"><text:span text:style-name="T33">Субтест «Повторение цифр» наиболее слабо коррелирует с общим интеллектом и </text:span><text:span text:style-name="Strong_20_Emphasis"><text:span text:style-name="T33">направлен на определение объема кратковременной памяти и уровня активного внимания</text:span></text:span><text:span text:style-name="T33">. Включение его в шкалу Векслер обосновывал диагностической ценностью: </text:span><text:span text:style-name="Strong_20_Emphasis"><text:span text:style-name="T33">неспособность воспроизвести 4 цифры в прямом порядке свидетельствует о слабоумии</text:span></text:span><text:span text:style-name="T33">. Прямое воспроизведение при старении ухудшается незначительно, обратное — несколько значительней.</text:span></text:p>
      <text:p text:style-name="P92">Наиболее устойчивы по отношению к воздействию различных факторов (интуиция, общее состояние испытуемого, болезнь и пр.) результаты теста «Словарный запас», поэтому его часто используют в качестве «точки отсчета» при анализе профиля оценок по субтестам шкалы Д. Векслера.</text:p>
      <text:h text:style-name="P29" text:outline-level="3"><text:bookmark-start text:name="__RefHeading___Toc1296_4220418916"/>Невербальная шкала<text:bookmark-end text:name="__RefHeading___Toc1296_4220418916"/></text:h>
      <text:h text:style-name="P105" text:outline-level="3"/>
      <text:p text:style-name="P92">Невербальная шкала, или «шкала действий» состоит из 5 субтестов.</text:p>
      <text:p text:style-name="P109"><text:span text:style-name="Strong_20_Emphasis"><text:span text:style-name="T33">7. Субтест «Шифровка» (или «Цифровые символы»)</text:span></text:span><text:span text:style-name="T33"> является вариантом теста на кодовые замены. Нужно написать под каждой цифрой (всего 100) соответствующий символ за 1,5 минуты. Приведен ключ: под каждой из 9 цифр соответствующий символ. </text:span><text:span text:style-name="Strong_20_Emphasis"><text:span text:style-name="T33">Диагностируется зрительно - моторная скорость.</text:span></text:span><text:span text:style-name="T33"> Оценка определяется числом правильно зашифрованных цифр.</text:span></text:p>
      <text:p text:style-name="P111"><text:span text:style-name="Strong_20_Emphasis"><text:span text:style-name="T33">8. Субтест «Недостающие детали» (или «Завершение картинок»)</text:span></text:span><text:span text:style-name="T33"> - 21 карточка, на которых изображены картинки с отсутствующей деталью. Диагностирует зрительную </text:span><text:span text:style-name="Strong_20_Emphasis"><text:span text:style-name="T33">наблюдательность и способность выявлять </text:span></text:span><text:soft-page-break/><text:span text:style-name="Strong_20_Emphasis"><text:span text:style-name="T33">существенные признаки</text:span></text:span><text:span text:style-name="T33">. Время решения одной задачи — 20 сек. Правильный ответ оценивается 1 баллом.</text:span></text:p>
      <text:p text:style-name="P111"><text:span text:style-name="Strong_20_Emphasis"><text:span text:style-name="T33">9. Субтест «Конструирование блоков» («Кубики Косса»)</text:span></text:span><text:span text:style-name="T33"> - 40 заданий. Включает набор карточек с красно-белыми чертежами и набор красно-белых кубиков. Испытуемый должен, глядя на образец, собрать из кубиков чертеж. Диагностируются </text:span><text:span text:style-name="Strong_20_Emphasis"><text:span text:style-name="T33">двигательная координация и визуальный синтез.</text:span></text:span><text:span text:style-name="T33"> Оценивается точность и время решения.</text:span></text:p>
      <text:p text:style-name="P111"><text:span text:style-name="Strong_20_Emphasis"><text:span text:style-name="T33">10. Субтест «Последовательные картинки»</text:span></text:span><text:span text:style-name="T33"> - 8 серий картинок. Каждая серия представляет сюжет. Картинки предъявляются в определенной неправильной последовательности. Испытуемый должен их правильно расположить. Диагностируются </text:span><text:span text:style-name="Strong_20_Emphasis"><text:span text:style-name="T33">способности организации целого из частей, понимания ситуации, экстраполяции.</text:span></text:span><text:span text:style-name="T33"> Оценка определяется правильностью и временем решения.</text:span></text:p>
      <text:p text:style-name="P111"><text:span text:style-name="Strong_20_Emphasis"><text:span text:style-name="T33">11. Субтест «Сборка объекта» («Складывание фигур»)</text:span></text:span><text:span text:style-name="T33"> - 4 задания. Испытуемый должен собрать фигуру хорошо знакомого предмета из отдельных деталей (фигуры "человек", "профиль", "рука", "слон"). Диагностируется </text:span><text:span text:style-name="Strong_20_Emphasis"><text:span text:style-name="T33">способность к синтезу целого из деталей</text:span></text:span><text:span text:style-name="T33">. Оценка зависит от времени и правильности сборки.</text:span></text:p>
      <text:p text:style-name="P92">В целом, «Невербальная» шкала диагностирует не только знания, но и способность индивида к моторно-перцептивному взаимодействию с объектами окружающего мира, зависящую от опыта деятельности.</text:p>
      <text:p text:style-name="P92">Первоначально Д. Векслер полагал, что невербальный интеллект более зависит от психофизиологических задатков индивида, но данные близнецовых исследований опровергли эту гипотезу.</text:p>
      <text:p text:style-name="P109"><text:span text:style-name="T33">Наиболее комплексным тестом невербальной шкалы (принадлежность его к этой части теста весьма условна) является «Шифровка», диагностирующая </text:span><text:span text:style-name="Strong_20_Emphasis"><text:span text:style-name="T33">свойства внимания</text:span></text:span><text:span text:style-name="T33">, </text:span><text:span text:style-name="Strong_20_Emphasis"><text:span text:style-name="T33">восприятия, координации</text:span></text:span><text:span text:style-name="T33">. Результаты его выполнения быстро ухудшаются после 40 лет.</text:span></text:p>
      <text:p text:style-name="P109"><text:span text:style-name="T33">Наиболее информативным субтестом невербальной шкалы многие авторы считают «</text:span><text:span text:style-name="Strong_20_Emphasis"><text:span text:style-name="T33">Кубики Косса».</text:span></text:span><text:span text:style-name="T33"> Аналогичен по содержанию и тест «</text:span><text:span text:style-name="Strong_20_Emphasis"><text:span text:style-name="T33">Сборка объектов»</text:span></text:span><text:span text:style-name="T33">. Успешность выполнения этих трех тестов зависит от </text:span><text:span text:style-name="Strong_20_Emphasis"><text:span text:style-name="T33">развития сенсомоторной координации</text:span></text:span><text:span text:style-name="T33">, между тем как результаты по тестам «</text:span><text:span text:style-name="Strong_20_Emphasis"><text:span text:style-name="T33">Недостающие детали» и «Последовательные картинки»</text:span></text:span><text:span text:style-name="T33"> не зависят от </text:span><text:span text:style-name="Strong_20_Emphasis"><text:span text:style-name="T33">развития моторики, а в большей мере определяются когнитивными способностями. </text:span></text:span></text:p>
      <text:p text:style-name="P109"><text:span text:style-name="T33">По мнению Д. Векслера, успешность выполнения этих двух тестов определяется </text:span><text:span text:style-name="Strong_20_Emphasis"><text:span text:style-name="T33">опытом восприятия окружающей среды и приобщенностью к культуре. </text:span></text:span><text:span text:style-name="T33">Итог проведения теста, несмотря на предписания, сильно зависит </text:span><text:soft-page-break/><text:span text:style-name="T33">от того, какие складываются отношения между психодиагностом и испытуемым.</text:span></text:p>
      <text:p text:style-name="P92">Тестирование производится по адаптивному алгоритму. Первые задания большинства вербальных субтестов (а также «Кубики Косса») предназначены для лиц, подозреваемых в умственной отсталости. В случае, если испытуемый, не подозреваемый в умственной отсталости, не выполняет задания основной серии, то ему предъявляются первые задания.</text:p>
      <text:h text:style-name="P27" text:outline-level="3"/>
      <text:h text:style-name="P28" text:outline-level="3"><text:bookmark-start text:name="__RefHeading___Toc1298_4220418916"/>Обработка и интерпретация результатов<text:bookmark-end text:name="__RefHeading___Toc1298_4220418916"/></text:h>
      <text:h text:style-name="P104" text:outline-level="3"/>
      <text:p text:style-name="P94">Обработка и интерпретация результатов может проходить на трех уровнях: </text:p>
      <text:p text:style-name="P94"><text:span text:style-name="T29">1. </text:span>подсчет и интерпретация баллов общего интеллекта, вербального и невербального интеллектов;</text:p>
      <text:p text:style-name="P94">2. анализ профиля оценок выполнения субтестов испытуемыми на основе подсчета соответствующих коэффициентов;</text:p>
      <text:p text:style-name="P94">3. качественная интерпретация индивидуального профиля с привлечением данных наблюдения за поведением испытуемого в ходе обследования и прочей диагностической информации.</text:p>
      <text:p text:style-name="P92">Стандартный вариант обработки заключается в подсчете первичных «сырых» оценок по каждому субтесту. Затем «сырые баллы» по соответствующим таблицам переводятся в стандартные и отображаются в виде профиля. Сырые оценки отдельно по вербальной и невербальной части суммируют и определяют по таблицам показатели общего, вербального и невербального IQ.</text:p>
      <text:p text:style-name="P70"><text:span text:style-name="Strong_20_Emphasis"><text:span text:style-name="T33"/></text:span></text:p>
      <text:h text:style-name="P33" text:outline-level="3"><text:bookmark-start text:name="__RefHeading___Toc1334_4220418916"/><text:span text:style-name="Strong_20_Emphasis"><text:span text:style-name="T37">Классификация IQ-показателей по Векслеру</text:span></text:span><text:span text:style-name="T37">:</text:span><text:bookmark-end text:name="__RefHeading___Toc1334_4220418916"/></text:h>
      <text:h text:style-name="P112" text:outline-level="3"><text:span text:style-name="T37"/></text:h>
      <text:list text:style-name="L15">
        <text:list-item>
          <text:p text:style-name="P95">130 баллов и выше – очень высокий IQ – у 2,2% населения </text:p>
        </text:list-item>
        <text:list-item>
          <text:p text:style-name="P96">120-129 баллов – высокий IQ – у 6,7% населения </text:p>
        </text:list-item>
        <text:list-item>
          <text:p text:style-name="P96">110-119 баллов – хорошая норма – у 16,1% </text:p>
        </text:list-item>
        <text:list-item>
          <text:p text:style-name="P96">90-109 баллов – средний IQ – у 50% населения </text:p>
        </text:list-item>
        <text:list-item>
          <text:p text:style-name="P96">80-89 баллов – плохая норма – у 16,1% </text:p>
        </text:list-item>
        <text:list-item>
          <text:p text:style-name="P96">70-79 баллов – пограничная зона – у 6,7% населения </text:p>
        </text:list-item>
        <text:list-item>
          <text:p text:style-name="P76"><text:span text:style-name="T30">69 баллов и ниже – умственный дефект – у 2,2% </text:span></text:p>
        </text:list-item>
      </text:list>
      <text:p text:style-name="P63"><text:span text:style-name="T5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face style:name="Times New Roman" svg:font-family="'Times New Roman'" style:font-family-generic="roman" style:font-pitch="variable"/>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MP1"/>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5T18:24:02.939498879</meta:creation-date>
    <meta:generator>LibreOffice/7.6.2.1$Linux_X86_64 LibreOffice_project/56f7684011345957bbf33a7ee678afaf4d2ba333</meta:generator>
    <dc:date>2023-10-15T22:10:03.246752030</dc:date>
    <meta:editing-duration>PT11M18S</meta:editing-duration>
    <meta:editing-cycles>12</meta:editing-cycles>
    <meta:document-statistic meta:table-count="0" meta:image-count="0" meta:object-count="0" meta:page-count="19" meta:paragraph-count="220" meta:word-count="4001" meta:character-count="33352" meta:non-whitespace-character-count="29509"/>
  </office:meta>
</office:document-meta>
</file>